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onsolas, Menlo, Monaco, 'Lucid" svg:font-family="Consolas, Menlo, Monaco, 'Lucid" style:font-family-generic="system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1pt" style:font-size-asian="11pt"/>
    </style:style>
    <style:style style:name="P2" style:parent-style-name="Standard" style:family="paragraph">
      <style:text-properties fo:font-size="10pt" style:font-size-asian="10pt"/>
    </style:style>
    <style:style style:name="P3" style:parent-style-name="Standard" style:family="paragraph">
      <style:text-properties fo:font-size="9pt" style:font-size-asian="9pt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fo:font-size="8pt" style:font-size-asian="8pt" fo:language="en" fo:country="US"/>
    </style:style>
    <style:style style:name="T5" style:parent-style-name="Fonteparág.padrã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6" style:parent-style-name="Fonteparág.padrão" style:family="text">
      <style:text-properties fo:font-size="9pt" style:font-size-asian="9pt" style:text-underline-type="single" style:text-underline-style="solid" style:text-underline-width="auto" style:text-underline-mode="continuous" fo:language="en" fo:country="US"/>
    </style:style>
    <style:style style:name="P7" style:parent-style-name="Standard" style:family="paragraph">
      <style:text-properties fo:font-size="8pt" style:font-size-asian="8pt" fo:language="en" fo:country="US"/>
    </style:style>
    <style:style style:name="P8" style:parent-style-name="Standard" style:family="paragraph">
      <style:text-properties fo:font-size="8pt" style:font-size-asian="8pt" fo:language="en" fo:country="US"/>
    </style:style>
    <style:style style:name="P9" style:parent-style-name="Standard" style:family="paragraph">
      <style:text-properties fo:font-size="8pt" style:font-size-asian="8pt" style:text-underline-type="single" style:text-underline-style="solid" style:text-underline-width="auto" style:text-underline-mode="continuous" fo:language="en" fo:country="US"/>
    </style:style>
    <style:style style:name="T10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T11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P12" style:parent-style-name="Standard" style:family="paragraph">
      <style:text-properties fo:language="en" fo:country="US"/>
    </style:style>
    <style:style style:name="T13" style:parent-style-name="SourceText" style:family="text">
      <style:text-properties style:font-name="Consolas, Menlo, Monaco, 'Lucid" fo:font-weight="bold" style:font-weight-asian="bold" fo:color="#242729" fo:font-size="7.5pt" style:font-size-asian="7.5pt" fo:background-color="#EFF0F1" fo:language="en" fo:country="US"/>
    </style:style>
    <style:style style:name="P14" style:parent-style-name="TableContents" style:family="paragraph">
      <style:paragraph-properties style:line-height-at-least="0.2083in"/>
    </style:style>
    <style:style style:name="T15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T16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T17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P18" style:parent-style-name="TableContents" style:family="paragraph">
      <style:paragraph-properties style:line-height-at-least="0.2083in"/>
    </style:style>
    <style:style style:name="T19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P20" style:parent-style-name="TableContents" style:family="paragraph">
      <style:paragraph-properties style:line-height-at-least="0.2083in"/>
    </style:style>
    <style:style style:name="T21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T22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T23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T24" style:parent-style-name="Hyperlink" style:family="text">
      <style:text-properties style:font-name="Consolas, Menlo, Monaco, 'Lucid" style:font-name-asian="Courier New" style:font-name-complex="Liberation Mono" fo:font-size="7.5pt" style:font-size-asian="7.5pt" style:font-size-complex="10pt" fo:background-color="#EFF0F1" fo:language="en" fo:country="US"/>
    </style:style>
    <style:style style:name="P25" style:parent-style-name="TableContents" style:family="paragraph">
      <style:paragraph-properties style:line-height-at-least="0.2083in"/>
      <style:text-properties fo:language="en" fo:country="US"/>
    </style:style>
    <style:style style:name="P26" style:parent-style-name="Standard" style:family="paragraph">
      <style:text-properties fo:font-size="10pt" style:font-size-asian="10pt" style:text-underline-type="single" style:text-underline-style="solid" style:text-underline-width="auto" style:text-underline-mode="continuous" fo:language="en" fo:country="US"/>
    </style:style>
    <style:style style:name="P27" style:parent-style-name="TableContents" style:family="paragraph">
      <style:paragraph-properties style:line-height-at-least="0.2083in"/>
    </style:style>
    <style:style style:name="T2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2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0" style:parent-style-name="TableContents" style:family="paragraph">
      <style:paragraph-properties style:line-height-at-least="0.2083in"/>
    </style:style>
    <style:style style:name="T3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2" style:parent-style-name="TableContents" style:family="paragraph">
      <style:paragraph-properties style:line-height-at-least="0.2083in"/>
    </style:style>
    <style:style style:name="T3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5" style:parent-style-name="Fonteparág.padrão" style:family="text">
      <style:text-properties fo:font-size="9pt" style:font-size-asian="9pt" style:text-underline-type="single" style:text-underline-style="solid" style:text-underline-width="auto" style:text-underline-mode="continuous" fo:language="en" fo:country="US"/>
    </style:style>
    <style:style style:name="T36" style:parent-style-name="Fonteparág.padrão" style:family="text">
      <style:text-properties fo:font-size="9pt" style:font-size-asian="9pt" style:text-underline-type="single" style:text-underline-style="solid" style:text-underline-width="auto" style:text-underline-mode="continuous" fo:language="en" fo:country="US"/>
    </style:style>
    <style:style style:name="P37" style:parent-style-name="TableContents" style:family="paragraph">
      <style:paragraph-properties style:line-height-at-least="0.2083in"/>
    </style:style>
    <style:style style:name="T3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9" style:parent-style-name="TableContents" style:family="paragraph">
      <style:paragraph-properties style:line-height-at-least="0.2083in"/>
    </style:style>
    <style:style style:name="T4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2" style:parent-style-name="TableContents" style:family="paragraph">
      <style:paragraph-properties style:line-height-at-least="0.2083in"/>
      <style:text-properties fo:language="en" fo:country="US"/>
    </style:style>
    <style:style style:name="P43" style:parent-style-name="Standard" style:family="paragraph">
      <style:text-properties fo:font-size="9pt" style:font-size-asian="9pt" style:text-underline-type="single" style:text-underline-style="solid" style:text-underline-width="auto" style:text-underline-mode="continuous"/>
    </style:style>
    <style:style style:name="P44" style:parent-style-name="TableContents" style:family="paragraph">
      <style:paragraph-properties style:line-height-at-least="0.2083in"/>
    </style:style>
    <style:style style:name="T45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P46" style:parent-style-name="TableContents" style:family="paragraph">
      <style:paragraph-properties style:line-height-at-least="0.2083in"/>
    </style:style>
    <style:style style:name="T47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T4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9" style:parent-style-name="TableContents" style:family="paragraph">
      <style:paragraph-properties style:line-height-at-least="0.2083in"/>
    </style:style>
    <style:style style:name="T5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2" style:parent-style-name="TableContents" style:family="paragraph">
      <style:paragraph-properties style:line-height-at-least="0.2083in"/>
    </style:style>
    <style:style style:name="T5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4" style:parent-style-name="Fonteparág.padrão" style:family="text">
      <style:text-properties fo:font-size="9pt" style:font-size-asian="9pt" style:text-underline-type="single" style:text-underline-style="solid" style:text-underline-width="auto" style:text-underline-mode="continuous" fo:language="en" fo:country="US"/>
    </style:style>
    <style:style style:name="T55" style:parent-style-name="Fonteparág.padrão" style:family="text">
      <style:text-properties fo:font-size="9pt" style:font-size-asian="9pt" style:text-underline-type="single" style:text-underline-style="solid" style:text-underline-width="auto" style:text-underline-mode="continuous" fo:language="en" fo:country="US"/>
    </style:style>
    <style:style style:name="P56" style:parent-style-name="Normal" style:family="paragraph">
      <style:paragraph-properties fo:background-color="#EFF0F1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7" style:parent-style-name="Fonteparág.padrão" style:family="text">
      <style:text-properties style:font-name="Consolas" style:font-name-asian="Times New Roman" style:font-name-complex="Courier New" fo:color="#242729" style:letter-kerning="false" fo:font-size="10pt" style:font-size-asian="10pt" style:font-size-complex="10pt" fo:background-color="#EFF0F1" fo:language="en" fo:country="US" style:language-asian="en" style:country-asian="US" style:language-complex="ar" style:country-complex="SA"/>
    </style:style>
    <style:style style:name="P58" style:parent-style-name="TableContents" style:family="paragraph">
      <style:paragraph-properties style:line-height-at-least="0.2083in"/>
      <style:text-properties fo:language="en" fo:country="US"/>
    </style:style>
    <style:style style:name="P59" style:parent-style-name="TableContents" style:family="paragraph">
      <style:paragraph-properties style:line-height-at-least="0.2083in"/>
      <style:text-properties fo:font-size="10pt" style:font-size-asian="10pt" style:text-underline-type="single" style:text-underline-style="solid" style:text-underline-width="auto" style:text-underline-mode="continuous" fo:language="en" fo:country="US"/>
    </style:style>
    <style:style style:name="P60" style:parent-style-name="TableContents" style:family="paragraph">
      <style:paragraph-properties style:line-height-at-least="0.2083in"/>
    </style:style>
    <style:style style:name="T6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3" style:parent-style-name="TableContents" style:family="paragraph">
      <style:paragraph-properties style:line-height-at-least="0.2083in"/>
    </style:style>
    <style:style style:name="T6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5" style:parent-style-name="TableContents" style:family="paragraph">
      <style:paragraph-properties style:line-height-at-least="0.2083in"/>
    </style:style>
    <style:style style:name="T6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7" style:parent-style-name="TableContents" style:family="paragraph">
      <style:paragraph-properties style:line-height-at-least="0.2083in"/>
    </style:style>
    <style:style style:name="T6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0" style:parent-style-name="TableContents" style:family="paragraph">
      <style:paragraph-properties style:line-height-at-least="0.2083in"/>
    </style:style>
    <style:style style:name="T7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2" style:parent-style-name="TableContents" style:family="paragraph">
      <style:paragraph-properties style:line-height-at-least="0.2083in"/>
    </style:style>
    <style:style style:name="T73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T7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7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6" style:parent-style-name="TableContents" style:family="paragraph">
      <style:paragraph-properties style:line-height-at-least="0.2083in"/>
    </style:style>
    <style:style style:name="T77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T78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T7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80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T81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T82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T83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T84" style:parent-style-name="DefaultParagraphFont" style:family="text">
      <style:text-properties fo:language="en" fo:country="US"/>
    </style:style>
    <style:style style:name="T85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P86" style:parent-style-name="TableContents" style:family="paragraph">
      <style:paragraph-properties style:line-height-at-least="0.2083in"/>
      <style:text-properties fo:language="en" fo:country="US"/>
    </style:style>
    <style:style style:name="P87" style:parent-style-name="TableContents" style:family="paragraph">
      <style:paragraph-properties style:line-height-at-least="0.2083in"/>
      <style:text-properties fo:language="en" fo:country="US"/>
    </style:style>
    <style:style style:name="P88" style:parent-style-name="Standard" style:family="paragraph">
      <style:paragraph-properties fo:break-before="column"/>
      <style:text-properties style:text-underline-type="single" style:text-underline-style="solid" style:text-underline-width="auto" style:text-underline-mode="continuous" fo:language="en" fo:country="US"/>
    </style:style>
    <style:style style:name="P89" style:parent-style-name="TableContents" style:family="paragraph">
      <style:paragraph-properties style:line-height-at-least="0.2083in"/>
    </style:style>
    <style:style style:name="T90" style:parent-style-name="Fonteparág.padrã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9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9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93" style:parent-style-name="TableContents" style:family="paragraph">
      <style:paragraph-properties style:line-height-at-least="0.2083in" fo:text-indent="0.5in"/>
    </style:style>
    <style:style style:name="T9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95" style:parent-style-name="TableContents" style:family="paragraph">
      <style:paragraph-properties style:line-height-at-least="0.2083in" fo:text-indent="0.5in"/>
    </style:style>
    <style:style style:name="T9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97" style:parent-style-name="TableContents" style:family="paragraph">
      <style:paragraph-properties style:line-height-at-least="0.2083in" fo:margin-left="0.5in">
        <style:tab-stops/>
      </style:paragraph-properties>
    </style:style>
    <style:style style:name="T9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9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10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10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102" style:parent-style-name="TableContents" style:family="paragraph">
      <style:paragraph-properties style:line-height-at-least="0.2083in" fo:margin-left="0.5in" fo:text-indent="0.5in">
        <style:tab-stops/>
      </style:paragraph-properties>
    </style:style>
    <style:style style:name="T10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104" style:parent-style-name="TableContents" style:family="paragraph">
      <style:paragraph-properties style:line-height-at-least="0.2083in" fo:margin-left="0.5in" fo:text-indent="0.5in">
        <style:tab-stops/>
      </style:paragraph-properties>
    </style:style>
    <style:style style:name="T10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10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107" style:parent-style-name="TableContents" style:family="paragraph">
      <style:paragraph-properties style:line-height-at-least="0.2083in" fo:margin-left="0.5in" fo:text-indent="0.5in">
        <style:tab-stops/>
      </style:paragraph-properties>
    </style:style>
    <style:style style:name="T10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109" style:parent-style-name="TableContents" style:family="paragraph">
      <style:paragraph-properties style:line-height-at-least="0.2083in" fo:margin-left="1in">
        <style:tab-stops/>
      </style:paragraph-properties>
    </style:style>
    <style:style style:name="T11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11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112" style:parent-style-name="TableContents" style:family="paragraph">
      <style:paragraph-properties style:line-height-at-least="0.2083in"/>
    </style:style>
    <style:style style:name="T11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11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11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16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8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0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2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2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25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7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9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1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3" style:parent-style-name="Fonteparág.padrã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35" style:parent-style-name="TableContents" style:family="paragraph">
      <style:paragraph-properties style:line-height-at-least="0.2083in"/>
      <style:text-properties fo:language="en" fo:country="US"/>
    </style:style>
    <style:style style:name="P13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37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9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1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4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4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5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7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4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5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1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3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5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5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7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5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6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1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6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6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5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67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6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6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0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7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7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4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7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7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8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0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8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8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4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6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8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0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2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94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95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9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9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8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0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0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2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4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6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8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10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1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1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1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14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1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16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1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18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1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2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2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22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2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24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2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26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2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28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2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30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3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3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3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34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3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36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3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3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3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40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4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42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4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44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4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46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247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24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49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5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51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5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53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5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55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5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5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5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59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6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61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6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63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6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6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6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6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68" style:parent-style-name="Fonteparág.padrã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6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70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7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72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7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74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7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76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277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278" style:parent-style-name="TableContents" style:family="paragraph">
      <style:paragraph-properties style:line-height-at-least="0.2083in"/>
    </style:style>
    <style:style style:name="T27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280" style:parent-style-name="TableContents" style:family="paragraph">
      <style:paragraph-properties style:line-height-at-least="0.2083in"/>
    </style:style>
    <style:style style:name="T28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28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283" style:parent-style-name="TableContents" style:family="paragraph">
      <style:paragraph-properties style:line-height-at-least="0.2083in"/>
    </style:style>
    <style:style style:name="T28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285" style:parent-style-name="TableContents" style:family="paragraph">
      <style:paragraph-properties style:line-height-at-least="0.2083in"/>
    </style:style>
    <style:style style:name="T28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287" style:parent-style-name="TableContents" style:family="paragraph">
      <style:paragraph-properties style:line-height-at-least="0.2083in"/>
    </style:style>
    <style:style style:name="T288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T289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T290" style:parent-style-name="SourceText" style:family="text">
      <style:text-properties style:font-name="Calibri" style:font-name-complex="Calibri" fo:color="#242729" fo:font-size="6.5pt" style:font-size-asian="6.5pt" style:font-size-complex="10pt" fo:background-color="#EFF0F1"/>
    </style:style>
    <style:style style:name="P291" style:parent-style-name="TableContents" style:family="paragraph">
      <style:paragraph-properties style:line-height-at-least="0.2083in"/>
    </style:style>
    <style:style style:name="T292" style:parent-style-name="SourceText" style:family="text">
      <style:text-properties style:font-name="Calibri" style:font-name-complex="Calibri" fo:color="#242729" fo:font-size="6.5pt" style:font-size-asian="6.5pt" style:font-size-complex="10pt" fo:background-color="#EFF0F1"/>
    </style:style>
    <style:style style:name="P293" style:parent-style-name="TableContents" style:family="paragraph">
      <style:paragraph-properties style:line-height-at-least="0.2083in"/>
    </style:style>
    <style:style style:name="T294" style:parent-style-name="SourceText" style:family="text">
      <style:text-properties style:font-name="Calibri" style:font-name-complex="Calibri" fo:color="#242729" fo:font-size="6.5pt" style:font-size-asian="6.5pt" style:font-size-complex="10pt" fo:background-color="#EFF0F1"/>
    </style:style>
    <style:style style:name="T295" style:parent-style-name="SourceText" style:family="text">
      <style:text-properties style:font-name="Calibri" style:font-name-complex="Calibri" fo:color="#242729" fo:font-size="6.5pt" style:font-size-asian="6.5pt" style:font-size-complex="10pt" fo:background-color="#EFF0F1"/>
    </style:style>
    <style:style style:name="T296" style:parent-style-name="SourceText" style:family="text">
      <style:text-properties style:font-name="Calibri" style:font-name-complex="Calibri" fo:color="#242729" fo:font-size="6.5pt" style:font-size-asian="6.5pt" style:font-size-complex="10pt" fo:background-color="#EFF0F1"/>
    </style:style>
    <style:style style:name="P297" style:parent-style-name="TableContents" style:family="paragraph">
      <style:paragraph-properties style:line-height-at-least="0.2083in"/>
    </style:style>
    <style:style style:name="T298" style:parent-style-name="SourceText" style:family="text">
      <style:text-properties style:font-name="Calibri" style:font-name-complex="Calibri" fo:color="#242729" fo:font-size="6.5pt" style:font-size-asian="6.5pt" style:font-size-complex="10pt" fo:background-color="#EFF0F1"/>
    </style:style>
    <style:style style:name="P299" style:parent-style-name="TableContents" style:family="paragraph">
      <style:paragraph-properties style:line-height-at-least="0.2083in"/>
    </style:style>
    <style:style style:name="P300" style:parent-style-name="TableContents" style:family="paragraph">
      <style:paragraph-properties style:line-height-at-least="0.2083in"/>
    </style:style>
    <style:style style:name="P301" style:parent-style-name="TableContents" style:family="paragraph">
      <style:paragraph-properties style:line-height-at-least="0.2083in"/>
    </style:style>
    <style:style style:name="T302" style:parent-style-name="SourceText" style:family="text">
      <style:text-properties style:font-name="Calibri" style:font-name-complex="Calibri" fo:color="#242729" fo:font-size="6.5pt" style:font-size-asian="6.5pt" style:font-size-complex="10pt" fo:background-color="#EFF0F1" fo:language="en" fo:country="US"/>
    </style:style>
    <style:style style:name="P303" style:parent-style-name="Normal" style:family="paragraph">
      <style:text-properties fo:hyphenate="true"/>
    </style:style>
    <style:style style:name="T304" style:parent-style-name="Fonteparág.padrão" style:family="text">
      <style:text-properties fo:language="en" fo:country="US"/>
    </style:style>
    <style:style style:name="T305" style:parent-style-name="Hyperlink" style:family="text">
      <style:text-properties style:font-name="Arial" style:font-name-complex="Arial" fo:font-weight="bold" style:font-weight-asian="bold" style:font-weight-complex="bold" fo:color="#3572B0" fo:font-size="10.5pt" style:font-size-asian="10.5pt" style:font-size-complex="10.5pt" fo:language="en" fo:country="US"/>
    </style:style>
    <style:style style:name="P306" style:parent-style-name="NormalWeb" style:family="paragraph">
      <style:paragraph-properties fo:margin-top="0in" fo:margin-bottom="0in"/>
      <style:text-properties style:font-name="Arial" style:font-name-complex="Arial" fo:color="#333333" fo:font-size="10.5pt" style:font-size-asian="10.5pt" style:font-size-complex="10.5pt"/>
    </style:style>
    <style:style style:name="P307" style:parent-style-name="TableContents" style:family="paragraph">
      <style:paragraph-properties style:line-height-at-least="0.2083in"/>
      <style:text-properties fo:language="en" fo:country="US"/>
    </style:style>
    <style:style style:name="P308" style:parent-style-name="TableContents" style:family="paragraph">
      <style:paragraph-properties style:line-height-at-least="0.2083in" fo:margin-left="0.5in" fo:text-indent="0.5in">
        <style:tab-stops/>
      </style:paragraph-properties>
      <style:text-properties fo:language="en" fo:country="US"/>
    </style:style>
    <style:style style:name="P309" style:parent-style-name="TableContents" style:family="paragraph">
      <style:paragraph-properties style:line-height-at-least="0.2083in"/>
      <style:text-properties fo:language="en" fo:country="US"/>
    </style:style>
    <style:style style:name="P310" style:parent-style-name="Standard" style:family="paragraph">
      <style:paragraph-properties fo:break-before="column"/>
      <style:text-properties style:text-underline-type="single" style:text-underline-style="solid" style:text-underline-width="auto" style:text-underline-mode="continuous" fo:language="en" fo:country="US"/>
    </style:style>
    <style:style style:name="P311" style:parent-style-name="TableContents" style:family="paragraph">
      <style:paragraph-properties style:line-height-at-least="0.2083in"/>
    </style:style>
    <style:style style:name="T312" style:parent-style-name="Fonteparág.padrã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31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314" style:parent-style-name="TableContents" style:family="paragraph">
      <style:paragraph-properties style:line-height-at-least="0.2083in"/>
    </style:style>
    <style:style style:name="T315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/>
    </style:style>
    <style:style style:name="P316" style:parent-style-name="TableContents" style:family="paragraph">
      <style:paragraph-properties style:line-height-at-least="0.2083in"/>
    </style:style>
    <style:style style:name="T317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T31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19" style:parent-style-name="TableContents" style:family="paragraph">
      <style:paragraph-properties style:line-height-at-least="0.2083in"/>
    </style:style>
    <style:style style:name="T32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2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22" style:parent-style-name="TableContents" style:family="paragraph">
      <style:paragraph-properties style:line-height-at-least="0.2083in"/>
    </style:style>
    <style:style style:name="T32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24" style:parent-style-name="TableContents" style:family="paragraph">
      <style:paragraph-properties style:line-height-at-least="0.2083in"/>
    </style:style>
    <style:style style:name="T32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26" style:parent-style-name="TableContents" style:family="paragraph">
      <style:paragraph-properties style:line-height-at-least="0.2083in"/>
    </style:style>
    <style:style style:name="T32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28" style:parent-style-name="TableContents" style:family="paragraph">
      <style:paragraph-properties style:line-height-at-least="0.2083in"/>
    </style:style>
    <style:style style:name="T32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3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31" style:parent-style-name="TableContents" style:family="paragraph">
      <style:paragraph-properties style:line-height-at-least="0.2083in"/>
    </style:style>
    <style:style style:name="T33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3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3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35" style:parent-style-name="TableContents" style:family="paragraph">
      <style:paragraph-properties style:line-height-at-least="0.2083in"/>
    </style:style>
    <style:style style:name="T336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337" style:parent-style-name="TableContents" style:family="paragraph">
      <style:paragraph-properties style:line-height-at-least="0.2083in"/>
    </style:style>
    <style:style style:name="T338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339" style:parent-style-name="TableContents" style:family="paragraph">
      <style:paragraph-properties style:line-height-at-least="0.2083in"/>
    </style:style>
    <style:style style:name="T340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341" style:parent-style-name="TableContents" style:family="paragraph">
      <style:paragraph-properties style:line-height-at-least="0.2083in"/>
    </style:style>
    <style:style style:name="T342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34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344" style:parent-style-name="TableContents" style:family="paragraph">
      <style:paragraph-properties style:line-height-at-least="0.2083in" fo:text-indent="0.5in"/>
    </style:style>
    <style:style style:name="T34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46" style:parent-style-name="TableContents" style:family="paragraph">
      <style:paragraph-properties style:line-height-at-least="0.2083in" fo:text-indent="0.5in"/>
    </style:style>
    <style:style style:name="T34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48" style:parent-style-name="TableContents" style:family="paragraph">
      <style:paragraph-properties style:line-height-at-least="0.2083in" fo:text-indent="0.5in"/>
    </style:style>
    <style:style style:name="T34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50" style:parent-style-name="TableContents" style:family="paragraph">
      <style:paragraph-properties style:line-height-at-least="0.2083in"/>
    </style:style>
    <style:style style:name="T351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352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353" style:parent-style-name="TableContents" style:family="paragraph">
      <style:paragraph-properties style:line-height-at-least="0.2083in" fo:text-indent="0.5in"/>
    </style:style>
    <style:style style:name="T35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55" style:parent-style-name="TableContents" style:family="paragraph">
      <style:paragraph-properties style:line-height-at-least="0.2083in"/>
    </style:style>
    <style:style style:name="T356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357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358" style:parent-style-name="TableContents" style:family="paragraph">
      <style:paragraph-properties style:line-height-at-least="0.2083in"/>
    </style:style>
    <style:style style:name="T359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360" style:parent-style-name="TableContents" style:family="paragraph">
      <style:paragraph-properties style:line-height-at-least="0.2083in" fo:text-indent="0.5in"/>
    </style:style>
    <style:style style:name="T36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62" style:parent-style-name="TableContents" style:family="paragraph">
      <style:paragraph-properties style:line-height-at-least="0.2083in" fo:text-indent="0.5in"/>
    </style:style>
    <style:style style:name="T36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6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65" style:parent-style-name="TableContents" style:family="paragraph">
      <style:paragraph-properties style:line-height-at-least="0.2083in" fo:margin-left="0.5in" fo:text-indent="0.5in">
        <style:tab-stops/>
      </style:paragraph-properties>
    </style:style>
    <style:style style:name="T36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67" style:parent-style-name="TableContents" style:family="paragraph">
      <style:paragraph-properties style:line-height-at-least="0.2083in" fo:margin-left="0.5in" fo:text-indent="0.5in">
        <style:tab-stops/>
      </style:paragraph-properties>
    </style:style>
    <style:style style:name="T36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69" style:parent-style-name="TableContents" style:family="paragraph">
      <style:paragraph-properties style:line-height-at-least="0.2083in" fo:margin-left="0.5in" fo:text-indent="0.5in">
        <style:tab-stops/>
      </style:paragraph-properties>
    </style:style>
    <style:style style:name="T37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71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T372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T373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T37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75" style:parent-style-name="TableContents" style:family="paragraph">
      <style:paragraph-properties style:line-height-at-least="0.2083in"/>
    </style:style>
    <style:style style:name="T376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fo:language="en" fo:country="US"/>
    </style:style>
    <style:style style:name="T377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fo:language="en" fo:country="US"/>
    </style:style>
    <style:style style:name="P378" style:parent-style-name="TableContents" style:family="paragraph">
      <style:paragraph-properties style:line-height-at-least="0.2083in"/>
    </style:style>
    <style:style style:name="T37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8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8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8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8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8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85" style:parent-style-name="TableContents" style:family="paragraph">
      <style:paragraph-properties style:line-height-at-least="0.2083in"/>
    </style:style>
    <style:style style:name="T386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387" style:parent-style-name="TableContents" style:family="paragraph">
      <style:paragraph-properties style:line-height-at-least="0.2083in"/>
    </style:style>
    <style:style style:name="T388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/>
    </style:style>
    <style:style style:name="P389" style:parent-style-name="TableContents" style:family="paragraph">
      <style:paragraph-properties style:line-height-at-least="0.2083in"/>
    </style:style>
    <style:style style:name="T390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/>
    </style:style>
    <style:style style:name="P391" style:parent-style-name="TableContents" style:family="paragraph">
      <style:paragraph-properties style:line-height-at-least="0.2083in"/>
    </style:style>
    <style:style style:name="T392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T393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P394" style:parent-style-name="TableContents" style:family="paragraph">
      <style:paragraph-properties style:line-height-at-least="0.2083in"/>
    </style:style>
    <style:style style:name="T395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396" style:parent-style-name="TableContents" style:family="paragraph">
      <style:paragraph-properties style:line-height-at-least="0.2083in"/>
    </style:style>
    <style:style style:name="T39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98" style:parent-style-name="TableContents" style:family="paragraph">
      <style:paragraph-properties style:line-height-at-least="0.2083in" fo:margin-left="0.5in">
        <style:tab-stops/>
      </style:paragraph-properties>
    </style:style>
    <style:style style:name="T39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0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0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0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0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0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05" style:parent-style-name="TableContents" style:family="paragraph">
      <style:paragraph-properties style:line-height-at-least="0.2083in" fo:margin-left="0.5in">
        <style:tab-stops/>
      </style:paragraph-properties>
    </style:style>
    <style:style style:name="T40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07" style:parent-style-name="TableContents" style:family="paragraph">
      <style:paragraph-properties style:line-height-at-least="0.2083in"/>
    </style:style>
    <style:style style:name="T40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09" style:parent-style-name="TableContents" style:family="paragraph">
      <style:paragraph-properties style:line-height-at-least="0.2083in"/>
    </style:style>
    <style:style style:name="T41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1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12" style:parent-style-name="TableContents" style:family="paragraph">
      <style:paragraph-properties style:line-height-at-least="0.2083in"/>
    </style:style>
    <style:style style:name="T41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1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1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1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17" style:parent-style-name="TableContents" style:family="paragraph">
      <style:paragraph-properties style:line-height-at-least="0.2083in"/>
    </style:style>
    <style:style style:name="T41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19" style:parent-style-name="TableContents" style:family="paragraph">
      <style:paragraph-properties style:line-height-at-least="0.2083in"/>
    </style:style>
    <style:style style:name="T42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21" style:parent-style-name="TableContents" style:family="paragraph">
      <style:paragraph-properties style:line-height-at-least="0.2083in"/>
    </style:style>
    <style:style style:name="T42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2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2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2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26" style:parent-style-name="TableContents" style:family="paragraph">
      <style:paragraph-properties fo:break-before="column" style:line-height-at-least="0.2083in"/>
    </style:style>
    <style:style style:name="T427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428" style:parent-style-name="TableContents" style:family="paragraph">
      <style:paragraph-properties style:line-height-at-least="0.2083in" fo:text-indent="0.5in"/>
    </style:style>
    <style:style style:name="T42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30" style:parent-style-name="TableContents" style:family="paragraph">
      <style:paragraph-properties style:line-height-at-least="0.2083in"/>
    </style:style>
    <style:style style:name="T431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43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33" style:parent-style-name="TableContents" style:family="paragraph">
      <style:paragraph-properties style:line-height-at-least="0.2083in"/>
    </style:style>
    <style:style style:name="T43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3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36" style:parent-style-name="TableContents" style:family="paragraph">
      <style:paragraph-properties style:line-height-at-least="0.2083in"/>
    </style:style>
    <style:style style:name="T43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38" style:parent-style-name="TableContents" style:family="paragraph">
      <style:paragraph-properties style:line-height-at-least="0.2083in"/>
    </style:style>
    <style:style style:name="T43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40" style:parent-style-name="TableContents" style:family="paragraph">
      <style:paragraph-properties style:line-height-at-least="0.2083in" fo:text-indent="0.5in"/>
    </style:style>
    <style:style style:name="T44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42" style:parent-style-name="TableContents" style:family="paragraph">
      <style:paragraph-properties style:line-height-at-least="0.2083in"/>
    </style:style>
    <style:style style:name="T44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4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45" style:parent-style-name="TableContents" style:family="paragraph">
      <style:paragraph-properties style:line-height-at-least="0.2083in"/>
    </style:style>
    <style:style style:name="T446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447" style:parent-style-name="TableContents" style:family="paragraph">
      <style:paragraph-properties style:line-height-at-least="0.2083in" fo:text-indent="0.5in"/>
    </style:style>
    <style:style style:name="T44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49" style:parent-style-name="TableContents" style:family="paragraph">
      <style:paragraph-properties style:line-height-at-least="0.2083in" fo:text-indent="0.5in"/>
    </style:style>
    <style:style style:name="T45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51" style:parent-style-name="TableContents" style:family="paragraph">
      <style:paragraph-properties style:line-height-at-least="0.2083in" fo:text-indent="0.5in"/>
    </style:style>
    <style:style style:name="T45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53" style:parent-style-name="TableContents" style:family="paragraph">
      <style:paragraph-properties style:line-height-at-least="0.2083in" fo:text-indent="0.5in"/>
    </style:style>
    <style:style style:name="T45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5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56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45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58" style:parent-style-name="TableContents" style:family="paragraph">
      <style:paragraph-properties style:line-height-at-least="0.2083in" fo:text-indent="0.5in"/>
    </style:style>
    <style:style style:name="T45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60" style:parent-style-name="TableContents" style:family="paragraph">
      <style:paragraph-properties style:line-height-at-least="0.2083in" fo:text-indent="0.5in"/>
    </style:style>
    <style:style style:name="T46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6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63" style:parent-style-name="TableContents" style:family="paragraph">
      <style:paragraph-properties style:line-height-at-least="0.2083in" fo:text-indent="0.5in"/>
    </style:style>
    <style:style style:name="T46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65" style:parent-style-name="TableContents" style:family="paragraph">
      <style:paragraph-properties style:line-height-at-least="0.2083in" fo:text-indent="0.5in"/>
    </style:style>
    <style:style style:name="T46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67" style:parent-style-name="TableContents" style:family="paragraph">
      <style:paragraph-properties style:line-height-at-least="0.2083in" fo:text-indent="0.5in"/>
    </style:style>
    <style:style style:name="T46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6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70" style:parent-style-name="TableContents" style:family="paragraph">
      <style:paragraph-properties style:line-height-at-least="0.2083in" fo:text-indent="0.5in"/>
    </style:style>
    <style:style style:name="T47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7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7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474" style:parent-style-name="TableContents" style:family="paragraph">
      <style:paragraph-properties style:line-height-at-least="0.2083in"/>
    </style:style>
    <style:style style:name="T475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fo:language="en" fo:country="US"/>
    </style:style>
    <style:style style:name="T47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77" style:parent-style-name="TableContents" style:family="paragraph">
      <style:paragraph-properties style:line-height-at-least="0.2083in"/>
    </style:style>
    <style:style style:name="T478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fo:language="en" fo:country="US"/>
    </style:style>
    <style:style style:name="T479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fo:language="en" fo:country="US"/>
    </style:style>
    <style:style style:name="T48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8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82" style:parent-style-name="TableContents" style:family="paragraph">
      <style:paragraph-properties style:line-height-at-least="0.2083in"/>
    </style:style>
    <style:style style:name="T48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84" style:parent-style-name="TableContents" style:family="paragraph">
      <style:paragraph-properties style:line-height-at-least="0.2083in"/>
    </style:style>
    <style:style style:name="T48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86" style:parent-style-name="TableContents" style:family="paragraph">
      <style:paragraph-properties style:line-height-at-least="0.2083in"/>
    </style:style>
    <style:style style:name="T487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fo:language="en" fo:country="US"/>
    </style:style>
    <style:style style:name="P488" style:parent-style-name="TableContents" style:family="paragraph">
      <style:paragraph-properties style:line-height-at-least="0.2083in" fo:margin-left="0.5in">
        <style:tab-stops/>
      </style:paragraph-properties>
    </style:style>
    <style:style style:name="T48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9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91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fo:language="en" fo:country="US"/>
    </style:style>
    <style:style style:name="T49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9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fo:language="en" fo:country="US"/>
    </style:style>
    <style:style style:name="T49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9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9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97" style:parent-style-name="TableContents" style:family="paragraph">
      <style:paragraph-properties style:line-height-at-least="0.2083in" fo:margin-left="0.5in">
        <style:tab-stops/>
      </style:paragraph-properties>
    </style:style>
    <style:style style:name="T49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9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00" style:parent-style-name="TableContents" style:family="paragraph">
      <style:paragraph-properties style:line-height-at-least="0.2083in"/>
    </style:style>
    <style:style style:name="T501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fo:language="en" fo:country="US"/>
    </style:style>
    <style:style style:name="P502" style:parent-style-name="TableContents" style:family="paragraph">
      <style:paragraph-properties style:line-height-at-least="0.2083in" fo:margin-left="0.5in">
        <style:tab-stops/>
      </style:paragraph-properties>
    </style:style>
    <style:style style:name="T50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04" style:parent-style-name="TableContents" style:family="paragraph">
      <style:paragraph-properties style:line-height-at-least="0.2083in" fo:margin-left="0.5in">
        <style:tab-stops/>
      </style:paragraph-properties>
    </style:style>
    <style:style style:name="T50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06" style:parent-style-name="TableContents" style:family="paragraph">
      <style:paragraph-properties style:line-height-at-least="0.2083in"/>
    </style:style>
    <style:style style:name="T50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08" style:parent-style-name="TableContents" style:family="paragraph">
      <style:paragraph-properties style:line-height-at-least="0.2083in" fo:margin-left="0.5in">
        <style:tab-stops/>
      </style:paragraph-properties>
    </style:style>
    <style:style style:name="T50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1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1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12" style:parent-style-name="TableContents" style:family="paragraph">
      <style:paragraph-properties style:line-height-at-least="0.2083in" fo:text-indent="0.5in"/>
    </style:style>
    <style:style style:name="T51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14" style:parent-style-name="TableContents" style:family="paragraph">
      <style:paragraph-properties style:line-height-at-least="0.2083in" fo:text-indent="0.5in"/>
    </style:style>
    <style:style style:name="T51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1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17" style:parent-style-name="SourceText" style:family="text">
      <style:text-properties style:font-name="Consolas, Menlo, Monaco, 'Luci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51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1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2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2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2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23" style:parent-style-name="TableContents" style:family="paragraph">
      <style:paragraph-properties style:line-height-at-least="0.2083in"/>
    </style:style>
    <style:style style:name="T52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25" style:parent-style-name="Fonteparág.padrão" style:family="text">
      <style:text-properties style:font-name="Consolas, Menlo, Monaco, 'Lucid" style:font-name-asian="Courier New" style:font-name-complex="Liberation Mono" fo:color="#242729" fo:font-size="6.5pt" style:font-size-asian="6.5pt" style:font-size-complex="10pt" fo:background-color="#EFF0F1" fo:language="en" fo:country="US"/>
    </style:style>
    <style:style style:name="P526" style:parent-style-name="TableContents" style:family="paragraph">
      <style:paragraph-properties style:line-height-at-least="0.2083in"/>
      <style:text-properties fo:language="en" fo:country="US"/>
    </style:style>
    <style:style style:name="T52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28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529" style:parent-style-name="Standard" style:family="paragraph">
      <style:text-properties fo:language="en" fo:country="US"/>
    </style:style>
    <style:style style:name="T53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3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3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3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3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3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3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3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3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3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4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4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4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4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4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4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4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4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4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4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5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5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5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5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5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5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5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5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5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5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6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6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62" style:parent-style-name="Standard" style:family="paragraph">
      <style:paragraph-properties fo:margin-left="0.5in">
        <style:tab-stops/>
      </style:paragraph-properties>
    </style:style>
    <style:style style:name="T56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64" style:parent-style-name="Standard" style:list-style-name="LFO1" style:family="paragraph"/>
    <style:style style:name="T56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6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6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6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69" style:parent-style-name="Standard" style:family="paragraph">
      <style:paragraph-properties fo:margin-left="0.5in">
        <style:tab-stops/>
      </style:paragraph-properties>
    </style:style>
    <style:style style:name="T57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71" style:parent-style-name="Standard" style:family="paragraph">
      <style:paragraph-properties fo:margin-left="0.5in">
        <style:tab-stops/>
      </style:paragraph-properties>
    </style:style>
    <style:style style:name="T57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73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574" style:parent-style-name="Standard" style:family="paragraph">
      <style:paragraph-properties fo:margin-left="0.5in">
        <style:tab-stops/>
      </style:paragraph-properties>
    </style:style>
    <style:style style:name="T575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P576" style:parent-style-name="Standard" style:family="paragraph">
      <style:paragraph-properties fo:margin-left="0.5in">
        <style:tab-stops/>
      </style:paragraph-properties>
    </style:style>
    <style:style style:name="P577" style:parent-style-name="Standard" style:family="paragraph">
      <style:paragraph-properties fo:margin-left="0.5in">
        <style:tab-stops/>
      </style:paragraph-properties>
    </style:style>
    <style:style style:name="T578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P579" style:parent-style-name="Standard" style:family="paragraph">
      <style:paragraph-properties fo:margin-left="0.5in">
        <style:tab-stops/>
      </style:paragraph-properties>
    </style:style>
    <style:style style:name="T580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T58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82" style:parent-style-name="Standard" style:family="paragraph">
      <style:paragraph-properties fo:margin-left="0.5in">
        <style:tab-stops/>
      </style:paragraph-properties>
    </style:style>
    <style:style style:name="T58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84" style:parent-style-name="Standard" style:family="paragraph">
      <style:paragraph-properties fo:margin-left="0.5in">
        <style:tab-stops/>
      </style:paragraph-properties>
    </style:style>
    <style:style style:name="T58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86" style:parent-style-name="Standard" style:list-style-name="LFO1" style:family="paragraph"/>
    <style:style style:name="T58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8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89" style:parent-style-name="Standard" style:family="paragraph">
      <style:paragraph-properties fo:margin-left="0.5in">
        <style:tab-stops/>
      </style:paragraph-properties>
    </style:style>
    <style:style style:name="T59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91" style:parent-style-name="Standard" style:family="paragraph">
      <style:paragraph-properties fo:margin-left="0.5in">
        <style:tab-stops/>
      </style:paragraph-properties>
    </style:style>
    <style:style style:name="T59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9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9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9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9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97" style:parent-style-name="Standard" style:family="paragraph">
      <style:paragraph-properties fo:margin-left="0.5in">
        <style:tab-stops/>
      </style:paragraph-properties>
    </style:style>
    <style:style style:name="T59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99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600" style:parent-style-name="Standard" style:family="paragraph">
      <style:paragraph-properties fo:margin-left="0.5in">
        <style:tab-stops/>
      </style:paragraph-properties>
    </style:style>
    <style:style style:name="T60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02" style:parent-style-name="Standard" style:family="paragraph">
      <style:paragraph-properties fo:margin-left="0.5in">
        <style:tab-stops/>
      </style:paragraph-properties>
    </style:style>
    <style:style style:name="T60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0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05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606" style:parent-style-name="Standard" style:family="paragraph">
      <style:paragraph-properties fo:margin-left="0.5in">
        <style:tab-stops/>
      </style:paragraph-properties>
    </style:style>
    <style:style style:name="T60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08" style:parent-style-name="Standard" style:family="paragraph">
      <style:paragraph-properties fo:margin-left="0.5in">
        <style:tab-stops/>
      </style:paragraph-properties>
    </style:style>
    <style:style style:name="T60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10" style:parent-style-name="Standard" style:family="paragraph">
      <style:paragraph-properties fo:margin-left="0.5in">
        <style:tab-stops/>
      </style:paragraph-properties>
    </style:style>
    <style:style style:name="T61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12" style:parent-style-name="Standard" style:family="paragraph">
      <style:paragraph-properties fo:margin-left="0.5in">
        <style:tab-stops/>
      </style:paragraph-properties>
    </style:style>
    <style:style style:name="T61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14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615" style:parent-style-name="Standard" style:family="paragraph">
      <style:paragraph-properties fo:margin-left="0.5in">
        <style:tab-stops/>
      </style:paragraph-properties>
    </style:style>
    <style:style style:name="T61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17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618" style:parent-style-name="Standard" style:family="paragraph">
      <style:paragraph-properties fo:margin-left="0.5in">
        <style:tab-stops/>
      </style:paragraph-properties>
    </style:style>
    <style:style style:name="T61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20" style:parent-style-name="Standard" style:family="paragraph">
      <style:paragraph-properties fo:margin-left="0.5in">
        <style:tab-stops/>
      </style:paragraph-properties>
    </style:style>
    <style:style style:name="T62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22" style:parent-style-name="Standard" style:family="paragraph">
      <style:paragraph-properties fo:margin-left="0.5in">
        <style:tab-stops/>
      </style:paragraph-properties>
    </style:style>
    <style:style style:name="P623" style:parent-style-name="Standard" style:list-style-name="LFO1" style:family="paragraph"/>
    <style:style style:name="T624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T62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2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2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2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29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630" style:parent-style-name="Standard" style:family="paragraph">
      <style:paragraph-properties fo:margin-left="0.5in">
        <style:tab-stops/>
      </style:paragraph-properties>
    </style:style>
    <style:style style:name="T631" style:parent-style-name="SourceText" style:family="text">
      <style:text-properties style:font-name="Consolas, Menlo, Monaco, 'Luci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632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633" style:parent-style-name="Standard" style:family="paragraph">
      <style:paragraph-properties fo:margin-left="0.5in">
        <style:tab-stops/>
      </style:paragraph-properties>
    </style:style>
    <style:style style:name="T63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35" style:parent-style-name="Standard" style:family="paragraph">
      <style:paragraph-properties fo:margin-left="0.5in">
        <style:tab-stops/>
      </style:paragraph-properties>
    </style:style>
    <style:style style:name="T63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3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3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39" style:parent-style-name="Standard" style:family="paragraph">
      <style:paragraph-properties fo:margin-left="0.5in">
        <style:tab-stops/>
      </style:paragraph-properties>
    </style:style>
    <style:style style:name="T64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41" style:parent-style-name="Standard" style:family="paragraph">
      <style:paragraph-properties fo:margin-left="0.5in">
        <style:tab-stops/>
      </style:paragraph-properties>
    </style:style>
    <style:style style:name="T64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4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4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4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46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647" style:parent-style-name="Standard" style:family="paragraph">
      <style:paragraph-properties fo:margin-left="0.5in">
        <style:tab-stops/>
      </style:paragraph-properties>
    </style:style>
    <style:style style:name="T64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49" style:parent-style-name="Standard" style:family="paragraph">
      <style:paragraph-properties fo:margin-left="0.5in">
        <style:tab-stops/>
      </style:paragraph-properties>
    </style:style>
    <style:style style:name="T65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51" style:parent-style-name="Standard" style:family="paragraph">
      <style:paragraph-properties fo:margin-left="0.5in">
        <style:tab-stops/>
      </style:paragraph-properties>
    </style:style>
    <style:style style:name="T65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53" style:parent-style-name="Standard" style:family="paragraph">
      <style:paragraph-properties fo:margin-left="0.5in">
        <style:tab-stops/>
      </style:paragraph-properties>
    </style:style>
    <style:style style:name="T65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55" style:parent-style-name="Standard" style:family="paragraph">
      <style:paragraph-properties fo:margin-left="0.5in">
        <style:tab-stops/>
      </style:paragraph-properties>
    </style:style>
    <style:style style:name="T65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57" style:parent-style-name="Standard" style:family="paragraph">
      <style:paragraph-properties fo:margin-left="0.5in">
        <style:tab-stops/>
      </style:paragraph-properties>
    </style:style>
    <style:style style:name="T65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59" style:parent-style-name="Standard" style:family="paragraph">
      <style:paragraph-properties fo:margin-left="0.5in">
        <style:tab-stops/>
      </style:paragraph-properties>
    </style:style>
    <style:style style:name="T66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61" style:parent-style-name="Standard" style:family="paragraph">
      <style:paragraph-properties fo:margin-left="0.5in">
        <style:tab-stops/>
      </style:paragraph-properties>
    </style:style>
    <style:style style:name="T66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63" style:parent-style-name="Standard" style:family="paragraph">
      <style:paragraph-properties fo:margin-left="0.5in">
        <style:tab-stops/>
      </style:paragraph-properties>
    </style:style>
    <style:style style:name="T66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6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66" style:parent-style-name="Standard" style:family="paragraph">
      <style:paragraph-properties fo:margin-left="0.5in">
        <style:tab-stops/>
      </style:paragraph-properties>
    </style:style>
    <style:style style:name="T66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68" style:parent-style-name="Standard" style:family="paragraph">
      <style:paragraph-properties fo:margin-left="0.5in">
        <style:tab-stops/>
      </style:paragraph-properties>
    </style:style>
    <style:style style:name="T66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70" style:parent-style-name="Standard" style:family="paragraph">
      <style:paragraph-properties fo:margin-left="0.5in">
        <style:tab-stops/>
      </style:paragraph-properties>
    </style:style>
    <style:style style:name="T67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72" style:parent-style-name="Standard" style:family="paragraph">
      <style:paragraph-properties fo:margin-left="0.5in">
        <style:tab-stops/>
      </style:paragraph-properties>
    </style:style>
    <style:style style:name="T67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74" style:parent-style-name="Standard" style:family="paragraph">
      <style:paragraph-properties fo:margin-left="0.5in">
        <style:tab-stops/>
      </style:paragraph-properties>
    </style:style>
    <style:style style:name="T67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76" style:parent-style-name="Standard" style:family="paragraph">
      <style:paragraph-properties fo:margin-left="0.5in">
        <style:tab-stops/>
      </style:paragraph-properties>
    </style:style>
    <style:style style:name="T67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78" style:parent-style-name="Standard" style:family="paragraph">
      <style:paragraph-properties fo:margin-left="0.5in">
        <style:tab-stops/>
      </style:paragraph-properties>
    </style:style>
    <style:style style:name="T67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80" style:parent-style-name="Standard" style:family="paragraph">
      <style:paragraph-properties fo:margin-left="0.5in">
        <style:tab-stops/>
      </style:paragraph-properties>
    </style:style>
    <style:style style:name="T68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8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83" style:parent-style-name="Standard" style:family="paragraph">
      <style:paragraph-properties fo:margin-left="0.5in">
        <style:tab-stops/>
      </style:paragraph-properties>
    </style:style>
    <style:style style:name="T684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P685" style:parent-style-name="Standard" style:family="paragraph">
      <style:paragraph-properties fo:margin-left="0.5in">
        <style:tab-stops/>
      </style:paragraph-properties>
    </style:style>
    <style:style style:name="T686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P687" style:parent-style-name="Standard" style:family="paragraph">
      <style:paragraph-properties fo:margin-left="0.5in">
        <style:tab-stops/>
      </style:paragraph-properties>
    </style:style>
    <style:style style:name="T688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T68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90" style:parent-style-name="Standard" style:family="paragraph">
      <style:paragraph-properties fo:margin-left="0.5in">
        <style:tab-stops/>
      </style:paragraph-properties>
    </style:style>
    <style:style style:name="T69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92" style:parent-style-name="Standard" style:family="paragraph">
      <style:paragraph-properties fo:break-before="column" fo:margin-left="0.5in">
        <style:tab-stops/>
      </style:paragraph-properties>
      <style:text-properties fo:language="en" fo:country="US"/>
    </style:style>
    <style:style style:name="P693" style:parent-style-name="Standard" style:family="paragraph">
      <style:paragraph-properties fo:margin-left="0.5in">
        <style:tab-stops/>
      </style:paragraph-properties>
    </style:style>
    <style:style style:name="T694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695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696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69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98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69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70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01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70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03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70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05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70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07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70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09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71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11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71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13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71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15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71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71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18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71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20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72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22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72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24" style:parent-style-name="Normal" style:family="paragraph">
      <style:paragraph-properties fo:margin-left="0.5in">
        <style:tab-stops/>
      </style:paragraph-properties>
      <style:text-properties fo:language="en" fo:country="US" fo:hyphenate="true"/>
    </style:style>
    <style:style style:name="P725" style:parent-style-name="Standard" style:family="paragraph">
      <style:paragraph-properties fo:margin-left="0.5in">
        <style:tab-stops/>
      </style:paragraph-properties>
    </style:style>
    <style:style style:name="T726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27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728" style:parent-style-name="Standard" style:family="paragraph">
      <style:paragraph-properties fo:margin-left="0.5in">
        <style:tab-stops/>
      </style:paragraph-properties>
    </style:style>
    <style:style style:name="T729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30" style:parent-style-name="Standard" style:family="paragraph">
      <style:paragraph-properties fo:margin-left="0.5in">
        <style:tab-stops/>
      </style:paragraph-properties>
    </style:style>
    <style:style style:name="T731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32" style:parent-style-name="Standard" style:family="paragraph">
      <style:paragraph-properties fo:margin-left="0.5in">
        <style:tab-stops/>
      </style:paragraph-properties>
    </style:style>
    <style:style style:name="T73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34" style:parent-style-name="Standard" style:family="paragraph">
      <style:paragraph-properties fo:margin-left="0.5in">
        <style:tab-stops/>
      </style:paragraph-properties>
    </style:style>
    <style:style style:name="T735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36" style:parent-style-name="Standard" style:family="paragraph">
      <style:paragraph-properties fo:margin-left="0.5in">
        <style:tab-stops/>
      </style:paragraph-properties>
    </style:style>
    <style:style style:name="T737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38" style:parent-style-name="Standard" style:family="paragraph">
      <style:paragraph-properties fo:margin-left="0.5in">
        <style:tab-stops/>
      </style:paragraph-properties>
    </style:style>
    <style:style style:name="T739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740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41" style:parent-style-name="Standard" style:family="paragraph">
      <style:paragraph-properties fo:margin-left="0.5in">
        <style:tab-stops/>
      </style:paragraph-properties>
    </style:style>
    <style:style style:name="T742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43" style:parent-style-name="Standard" style:family="paragraph">
      <style:paragraph-properties fo:margin-left="0.5in">
        <style:tab-stops/>
      </style:paragraph-properties>
    </style:style>
    <style:style style:name="T744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45" style:parent-style-name="Standard" style:family="paragraph">
      <style:paragraph-properties fo:margin-left="0.5in">
        <style:tab-stops/>
      </style:paragraph-properties>
    </style:style>
    <style:style style:name="T746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47" style:parent-style-name="Standard" style:family="paragraph">
      <style:paragraph-properties fo:margin-left="0.5in">
        <style:tab-stops/>
      </style:paragraph-properties>
    </style:style>
    <style:style style:name="T748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49" style:parent-style-name="Standard" style:family="paragraph">
      <style:paragraph-properties fo:margin-left="0.5in">
        <style:tab-stops/>
      </style:paragraph-properties>
    </style:style>
    <style:style style:name="T750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51" style:parent-style-name="Standard" style:family="paragraph">
      <style:paragraph-properties fo:margin-left="0.5in">
        <style:tab-stops/>
      </style:paragraph-properties>
    </style:style>
    <style:style style:name="T752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53" style:parent-style-name="Standard" style:family="paragraph">
      <style:paragraph-properties fo:margin-left="0.5in">
        <style:tab-stops/>
      </style:paragraph-properties>
    </style:style>
    <style:style style:name="T754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55" style:parent-style-name="Standard" style:family="paragraph">
      <style:paragraph-properties fo:margin-left="0.5in">
        <style:tab-stops/>
      </style:paragraph-properties>
    </style:style>
    <style:style style:name="T756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757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58" style:parent-style-name="Standard" style:family="paragraph">
      <style:paragraph-properties fo:margin-left="0.5in">
        <style:tab-stops/>
      </style:paragraph-properties>
    </style:style>
    <style:style style:name="T759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60" style:parent-style-name="Standard" style:family="paragraph">
      <style:paragraph-properties fo:margin-left="0.5in">
        <style:tab-stops/>
      </style:paragraph-properties>
    </style:style>
    <style:style style:name="T761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62" style:parent-style-name="Standard" style:family="paragraph">
      <style:paragraph-properties fo:margin-left="0.5in">
        <style:tab-stops/>
      </style:paragraph-properties>
    </style:style>
    <style:style style:name="T76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64" style:parent-style-name="Standard" style:family="paragraph">
      <style:paragraph-properties fo:margin-left="0.5in">
        <style:tab-stops/>
      </style:paragraph-properties>
    </style:style>
    <style:style style:name="T765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66" style:parent-style-name="Standard" style:family="paragraph">
      <style:paragraph-properties fo:margin-left="0.5in">
        <style:tab-stops/>
      </style:paragraph-properties>
    </style:style>
    <style:style style:name="T767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68" style:parent-style-name="Standard" style:family="paragraph">
      <style:paragraph-properties fo:margin-left="0.5in">
        <style:tab-stops/>
      </style:paragraph-properties>
    </style:style>
    <style:style style:name="T769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70" style:parent-style-name="Standard" style:family="paragraph">
      <style:paragraph-properties fo:margin-left="0.5in">
        <style:tab-stops/>
      </style:paragraph-properties>
    </style:style>
    <style:style style:name="T771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72" style:parent-style-name="Standard" style:family="paragraph">
      <style:paragraph-properties fo:margin-left="0.5in">
        <style:tab-stops/>
      </style:paragraph-properties>
    </style:style>
    <style:style style:name="T77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74" style:parent-style-name="Standard" style:family="paragraph">
      <style:paragraph-properties fo:margin-left="0.5in">
        <style:tab-stops/>
      </style:paragraph-properties>
    </style:style>
    <style:style style:name="T775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76" style:parent-style-name="Standard" style:family="paragraph">
      <style:paragraph-properties fo:margin-left="0.5in">
        <style:tab-stops/>
      </style:paragraph-properties>
    </style:style>
    <style:style style:name="T777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78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779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780" style:parent-style-name="Standard" style:family="paragraph">
      <style:paragraph-properties fo:margin-left="0.5in">
        <style:tab-stops/>
      </style:paragraph-properties>
    </style:style>
    <style:style style:name="T781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82" style:parent-style-name="Standard" style:family="paragraph">
      <style:paragraph-properties fo:margin-left="0.5in">
        <style:tab-stops/>
      </style:paragraph-properties>
    </style:style>
    <style:style style:name="T78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84" style:parent-style-name="Standard" style:list-style-name="LFO2" style:family="paragraph"/>
    <style:style style:name="T785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786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87" style:parent-style-name="Standard" style:list-style-name="LFO2" style:family="paragraph"/>
    <style:style style:name="T788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89" style:parent-style-name="Standard" style:list-style-name="LFO2" style:family="paragraph"/>
    <style:style style:name="T790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91" style:parent-style-name="Standard" style:list-style-name="LFO2" style:family="paragraph"/>
    <style:style style:name="T792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93" style:parent-style-name="Standard" style:list-style-name="LFO2" style:family="paragraph"/>
    <style:style style:name="T794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95" style:parent-style-name="Normal" style:family="paragraph">
      <style:paragraph-properties fo:margin-left="0.5in">
        <style:tab-stops>
          <style:tab-stop style:type="left" style:position="4.2083in"/>
        </style:tab-stops>
      </style:paragraph-properties>
      <style:text-properties fo:hyphenate="true"/>
    </style:style>
    <style:style style:name="T79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97" style:parent-style-name="Standard" style:family="paragraph">
      <style:paragraph-properties fo:margin-left="0.5in">
        <style:tab-stops/>
      </style:paragraph-properties>
    </style:style>
    <style:style style:name="T798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99" style:parent-style-name="Standard" style:list-style-name="LFO2" style:family="paragraph"/>
    <style:style style:name="T800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801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fo:language="en" fo:country="US"/>
    </style:style>
    <style:style style:name="T802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80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04" style:parent-style-name="Standard" style:list-style-name="LFO2" style:family="paragraph"/>
    <style:style style:name="T805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06" style:parent-style-name="Standard" style:list-style-name="LFO2" style:family="paragraph"/>
    <style:style style:name="T807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08" style:parent-style-name="Standard" style:family="paragraph">
      <style:paragraph-properties fo:margin-left="1in">
        <style:tab-stops/>
      </style:paragraph-properties>
      <style:text-properties fo:language="en" fo:country="US"/>
    </style:style>
    <style:style style:name="P809" style:parent-style-name="Standard" style:family="paragraph">
      <style:paragraph-properties fo:margin-left="1in">
        <style:tab-stops/>
      </style:paragraph-properties>
      <style:text-properties fo:language="en" fo:country="US"/>
    </style:style>
    <style:style style:name="P810" style:parent-style-name="Standard" style:family="paragraph">
      <style:paragraph-properties fo:margin-left="0.5in">
        <style:tab-stops/>
      </style:paragraph-properties>
    </style:style>
    <style:style style:name="T811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12" style:parent-style-name="Standard" style:family="paragraph">
      <style:paragraph-properties fo:margin-left="1in">
        <style:tab-stops/>
      </style:paragraph-properties>
      <style:text-properties fo:language="en" fo:country="US"/>
    </style:style>
    <style:style style:name="P813" style:parent-style-name="Standard" style:family="paragraph">
      <style:paragraph-properties fo:margin-left="1in">
        <style:tab-stops/>
      </style:paragraph-properties>
    </style:style>
    <style:style style:name="T814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15" style:parent-style-name="Standard" style:family="paragraph">
      <style:paragraph-properties fo:margin-left="1in">
        <style:tab-stops/>
      </style:paragraph-properties>
    </style:style>
    <style:style style:name="T816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17" style:parent-style-name="Standard" style:family="paragraph">
      <style:paragraph-properties fo:margin-left="1in">
        <style:tab-stops/>
      </style:paragraph-properties>
    </style:style>
    <style:style style:name="T818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19" style:parent-style-name="Standard" style:family="paragraph">
      <style:paragraph-properties fo:margin-left="1in">
        <style:tab-stops/>
      </style:paragraph-properties>
    </style:style>
    <style:style style:name="T820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21" style:parent-style-name="Standard" style:family="paragraph">
      <style:paragraph-properties fo:margin-left="1in">
        <style:tab-stops/>
      </style:paragraph-properties>
    </style:style>
    <style:style style:name="T822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23" style:parent-style-name="Standard" style:family="paragraph">
      <style:paragraph-properties fo:margin-left="1in">
        <style:tab-stops/>
      </style:paragraph-properties>
    </style:style>
    <style:style style:name="T824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25" style:parent-style-name="Standard" style:family="paragraph">
      <style:paragraph-properties fo:margin-left="1in">
        <style:tab-stops/>
      </style:paragraph-properties>
    </style:style>
    <style:style style:name="T826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27" style:parent-style-name="Standard" style:family="paragraph">
      <style:paragraph-properties fo:margin-left="1in">
        <style:tab-stops/>
      </style:paragraph-properties>
      <style:text-properties fo:language="en" fo:country="US"/>
    </style:style>
    <style:style style:name="P828" style:parent-style-name="Standard" style:family="paragraph">
      <style:paragraph-properties fo:margin-left="1in">
        <style:tab-stops/>
      </style:paragraph-properties>
    </style:style>
    <style:style style:name="T829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30" style:parent-style-name="Standard" style:family="paragraph">
      <style:paragraph-properties fo:margin-left="1in">
        <style:tab-stops/>
      </style:paragraph-properties>
    </style:style>
    <style:style style:name="T831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32" style:parent-style-name="Standard" style:family="paragraph">
      <style:paragraph-properties fo:margin-left="1in">
        <style:tab-stops/>
      </style:paragraph-properties>
    </style:style>
    <style:style style:name="T83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834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35" style:parent-style-name="Standard" style:family="paragraph">
      <style:paragraph-properties fo:margin-left="1in">
        <style:tab-stops/>
      </style:paragraph-properties>
      <style:text-properties fo:language="en" fo:country="US"/>
    </style:style>
    <style:style style:name="P836" style:parent-style-name="Standard" style:family="paragraph">
      <style:paragraph-properties fo:margin-left="0.5in">
        <style:tab-stops/>
      </style:paragraph-properties>
    </style:style>
    <style:style style:name="T837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838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39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840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841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842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43" style:parent-style-name="Normal" style:family="paragraph">
      <style:paragraph-properties fo:margin-left="0.5in">
        <style:tab-stops/>
      </style:paragraph-properties>
      <style:text-properties fo:language="en" fo:country="US" fo:hyphenate="true"/>
    </style:style>
    <style:style style:name="P844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84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46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84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48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84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50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85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52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85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54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85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56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85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58" style:parent-style-name="Normal" style:family="paragraph">
      <style:paragraph-properties fo:margin-left="0.5in">
        <style:tab-stops/>
      </style:paragraph-properties>
      <style:text-properties fo:language="en" fo:country="US" fo:hyphenate="true"/>
    </style:style>
    <style:style style:name="P859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86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61" style:parent-style-name="Normal" style:family="paragraph">
      <style:paragraph-properties fo:break-before="page" fo:margin-left="0.5in">
        <style:tab-stops/>
      </style:paragraph-properties>
      <style:text-properties fo:language="en" fo:country="US" fo:hyphenate="true"/>
    </style:style>
    <style:style style:name="T862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86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64" style:parent-style-name="Standard" style:family="paragraph">
      <style:text-properties fo:language="en" fo:country="US"/>
    </style:style>
    <style:style style:name="T865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866" style:parent-style-name="SourceText" style:family="text">
      <style:text-properties style:font-name="Consolas, Menlo, Monaco, 'Lucid" fo:font-weight="bold" style:font-weight-asian="bold" fo:color="#242729" fo:font-size="7.5pt" style:font-size-asian="7.5pt" fo:background-color="#EFF0F1" fo:language="en" fo:country="US"/>
    </style:style>
    <style:style style:name="P867" style:parent-style-name="TableContents" style:family="paragraph">
      <style:paragraph-properties style:line-height-at-least="0.2083in"/>
    </style:style>
    <style:style style:name="T868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T869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T870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P871" style:parent-style-name="TableContents" style:family="paragraph">
      <style:paragraph-properties style:line-height-at-least="0.2083in"/>
    </style:style>
    <style:style style:name="T872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P873" style:parent-style-name="TableContents" style:family="paragraph">
      <style:paragraph-properties style:line-height-at-least="0.2083in"/>
    </style:style>
    <style:style style:name="T874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T875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T876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T877" style:parent-style-name="Hyperlink" style:family="text">
      <style:text-properties style:font-name="Consolas, Menlo, Monaco, 'Lucid" style:font-name-asian="Courier New" style:font-name-complex="Liberation Mono" fo:font-size="7.5pt" style:font-size-asian="7.5pt" style:font-size-complex="10pt" fo:background-color="#EFF0F1" fo:language="en" fo:country="US"/>
    </style:style>
    <style:style style:name="P878" style:parent-style-name="TableContents" style:family="paragraph">
      <style:paragraph-properties style:line-height-at-least="0.2083in"/>
    </style:style>
    <style:style style:name="T879" style:parent-style-name="Hyperlink" style:family="text">
      <style:text-properties style:font-name="Consolas, Menlo, Monaco, 'Lucid" style:font-name-asian="Courier New" style:font-name-complex="Liberation Mono" fo:font-size="7.5pt" style:font-size-asian="7.5pt" style:font-size-complex="10pt" fo:background-color="#EFF0F1" fo:language="en" fo:country="US"/>
    </style:style>
    <style:style style:name="P880" style:parent-style-name="TableContents" style:family="paragraph">
      <style:paragraph-properties style:line-height-at-least="0.2083in"/>
    </style:style>
    <style:style style:name="T881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P882" style:parent-style-name="TableContents" style:family="paragraph">
      <style:paragraph-properties style:line-height-at-least="0.2083in"/>
    </style:style>
    <style:style style:name="T883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T884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P885" style:parent-style-name="TableContents" style:family="paragraph">
      <style:paragraph-properties style:line-height-at-least="0.2083in"/>
      <style:text-properties fo:language="en" fo:country="US"/>
    </style:style>
    <style:style style:name="P886" style:parent-style-name="Standard" style:family="paragraph">
      <style:text-properties fo:language="en" fo:country="US"/>
    </style:style>
    <style:style style:name="T887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/>
    </style:style>
    <style:style style:name="T888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/>
    </style:style>
    <style:style style:name="T889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/>
    </style:style>
    <style:style style:name="T890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/>
    </style:style>
    <style:style style:name="T891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92" style:parent-style-name="TableContents" style:family="paragraph">
      <style:paragraph-properties style:line-height-at-least="0.2083in"/>
    </style:style>
    <style:style style:name="T89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89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895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P896" style:parent-style-name="TableContents" style:family="paragraph">
      <style:paragraph-properties style:line-height-at-least="0.2083in"/>
      <style:text-properties fo:language="en" fo:country="US"/>
    </style:style>
    <style:style style:name="P897" style:parent-style-name="Standard" style:family="paragraph">
      <style:text-properties fo:language="en" fo:country="US"/>
    </style:style>
    <style:style style:name="P898" style:parent-style-name="Standard" style:family="paragraph">
      <style:paragraph-properties fo:break-before="column"/>
    </style:style>
    <style:style style:name="T899" style:parent-style-name="SourceText" style:family="text">
      <style:text-properties style:font-name="Consolas, Menlo, Monaco, 'Lucid" fo:font-weight="bold" style:font-weight-asian="bold" fo:color="#242729" fo:background-color="#EFF0F1" style:text-underline-type="single" style:text-underline-style="solid" style:text-underline-width="auto" style:text-underline-mode="continuous" fo:language="en" fo:country="US"/>
    </style:style>
    <style:style style:name="P900" style:parent-style-name="Standard" style:family="paragraph">
      <style:text-properties fo:language="en" fo:country="US"/>
    </style:style>
    <style:style style:name="P901" style:parent-style-name="Standard" style:family="paragraph">
      <style:text-properties fo:language="en" fo:country="US"/>
    </style:style>
    <style:style style:name="P902" style:parent-style-name="Standard" style:family="paragraph">
      <style:text-properties fo:language="en" fo:country="US"/>
    </style:style>
    <style:style style:name="P903" style:parent-style-name="Standard" style:family="paragraph">
      <style:text-properties fo:language="en" fo:country="US"/>
    </style:style>
    <style:style style:name="P904" style:parent-style-name="Standard" style:family="paragraph">
      <style:text-properties fo:language="en" fo:country="US"/>
    </style:style>
    <style:style style:name="P905" style:parent-style-name="Standard" style:family="paragraph">
      <style:text-properties fo:language="en" fo:country="US"/>
    </style:style>
    <style:style style:name="P906" style:parent-style-name="Standard" style:family="paragraph">
      <style:text-properties fo:language="en" fo:country="US"/>
    </style:style>
    <style:style style:name="P907" style:parent-style-name="Standard" style:family="paragraph">
      <style:text-properties fo:language="en" fo:country="US"/>
    </style:style>
    <style:style style:name="P908" style:parent-style-name="Standard" style:family="paragraph">
      <style:text-properties fo:language="en" fo:country="US"/>
    </style:style>
    <style:style style:name="P909" style:parent-style-name="Standard" style:family="paragraph">
      <style:text-properties fo:language="en" fo:country="US"/>
    </style:style>
    <style:style style:name="P910" style:parent-style-name="Standard" style:family="paragraph">
      <style:text-properties fo:language="en" fo:country="US"/>
    </style:style>
    <style:style style:name="P911" style:parent-style-name="Standard" style:family="paragraph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P912" style:parent-style-name="Standard" style:family="paragraph">
      <style:text-properties fo:language="en" fo:country="US"/>
    </style:style>
    <style:style style:name="P913" style:parent-style-name="Standard" style:family="paragraph">
      <style:text-properties fo:language="en" fo:country="US"/>
    </style:style>
    <style:style style:name="P914" style:parent-style-name="Standard" style:family="paragraph">
      <style:text-properties fo:language="en" fo:country="US"/>
    </style:style>
    <style:style style:name="P915" style:parent-style-name="Standard" style:family="paragraph">
      <style:text-properties fo:language="en" fo:country="US"/>
    </style:style>
    <style:style style:name="P916" style:parent-style-name="Standard" style:family="paragraph">
      <style:text-properties fo:language="en" fo:country="US"/>
    </style:style>
    <style:style style:name="P917" style:parent-style-name="Standard" style:family="paragraph">
      <style:text-properties fo:language="en" fo:country="US"/>
    </style:style>
    <style:style style:name="P918" style:parent-style-name="Standard" style:family="paragraph">
      <style:text-properties fo:language="en" fo:country="US"/>
    </style:style>
    <style:style style:name="P919" style:parent-style-name="Standard" style:family="paragraph">
      <style:text-properties fo:language="en" fo:country="US"/>
    </style:style>
    <style:style style:name="P920" style:parent-style-name="Standard" style:family="paragraph">
      <style:text-properties fo:language="en" fo:country="US"/>
    </style:style>
    <style:style style:name="P921" style:parent-style-name="Standard" style:family="paragraph">
      <style:text-properties fo:language="en" fo:country="US"/>
    </style:style>
    <style:style style:name="P922" style:parent-style-name="Standard" style:family="paragraph">
      <style:text-properties fo:language="en" fo:country="US"/>
    </style:style>
    <style:style style:name="P923" style:parent-style-name="Standard" style:family="paragraph">
      <style:text-properties fo:language="en" fo:country="US"/>
    </style:style>
    <style:style style:name="P924" style:parent-style-name="Standard" style:family="paragraph">
      <style:text-properties fo:language="en" fo:country="US"/>
    </style:style>
    <style:style style:name="P925" style:parent-style-name="Standard" style:family="paragraph">
      <style:text-properties fo:language="en" fo:country="US"/>
    </style:style>
    <style:style style:name="P926" style:parent-style-name="Standard" style:family="paragraph">
      <style:text-properties fo:language="en" fo:country="US"/>
    </style:style>
    <style:style style:name="P927" style:parent-style-name="Standard" style:family="paragraph">
      <style:paragraph-properties fo:break-before="column"/>
    </style:style>
    <style:style style:name="T92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929" style:parent-style-name="Standard" style:family="paragraph">
      <style:text-properties fo:language="en" fo:country="US"/>
    </style:style>
    <style:style style:name="T930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T931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P932" style:parent-style-name="Standard" style:family="paragraph">
      <style:text-properties fo:language="en" fo:country="US"/>
    </style:style>
    <style:style style:name="P93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34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3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36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3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38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3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40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4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42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4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44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4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94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4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48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4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50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5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52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5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54" style:parent-style-name="Fonteparág.padrã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5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95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5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58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5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60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6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6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63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6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65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6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67" style:parent-style-name="Fonteparág.padrã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6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69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7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71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7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97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7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75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7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77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7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79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8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81" style:parent-style-name="Fonteparág.padrã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8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98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8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85" style:parent-style-name="Fonteparág.padrã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8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87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8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89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9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91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9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93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9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99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9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97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9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99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0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01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0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03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0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00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0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07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0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09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1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11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1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13" style:parent-style-name="Fonteparág.padrã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1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01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1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17" style:parent-style-name="Fonteparág.padrão" style:family="text">
      <style:text-properties style:font-name="Consolas" style:font-name-asian="Times New Roman" style:font-name-complex="Times New Roman" fo:color="#608B4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18" style:parent-style-name="Fonteparág.padrão" style:family="text">
      <style:text-properties style:font-name="Consolas" style:font-name-asian="Times New Roman" style:font-name-complex="Times New Roman" fo:color="#608B4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01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2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21" style:parent-style-name="Fonteparág.padrã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2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23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2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25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2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27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2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02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3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31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3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33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3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35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3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37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3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03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4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41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4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43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4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45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4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47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4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49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5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05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5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53" style:parent-style-name="Fonteparág.padrão" style:family="text">
      <style:text-properties style:font-name="Consolas" style:font-name-asian="Times New Roman" style:font-name-complex="Times New Roman" fo:color="#608B4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05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5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56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5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58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5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60" style:parent-style-name="Fonteparág.padrã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6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62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6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64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6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66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6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68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6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070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071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07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7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74" style:parent-style-name="Fonteparág.padrã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7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76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7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078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T1079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P1080" style:parent-style-name="Standard" style:family="paragraph">
      <style:text-properties fo:language="en" fo:country="US"/>
    </style:style>
  </office:automatic-styles>
  <office:body>
    <office:text text:use-soft-page-breaks="true">
      <text:p text:style-name="P1">Iniciando novo projeto com Angular CLI:</text:p>
      <text:p text:style-name="P2">ng new nomedoprojeto</text:p>
      <text:p text:style-name="Standard"/>
      <text:p text:style-name="P3">Criando módulos:</text:p>
      <text:p text:style-name="P4">$ ng g module people</text:p>
      <text:p text:style-name="Standard"><text:span text:style-name="T5"><text:line-break/></text:span><text:span text:style-name="T6">Criando componentes:</text:span></text:p>
      <text:p text:style-name="P7">$ ng g component people/people</text:p>
      <text:p text:style-name="P8"/>
      <text:p text:style-name="P9">Build da app:</text:p>
      <text:p text:style-name="Standard"><text:span text:style-name="T10">ng build then<text:s/></text:span><text:span text:style-name="T11">copy folder dist</text:span></text:p>
      <text:p text:style-name="P12"/>
      <text:p text:style-name="PreformattedText"><text:span text:style-name="T13"># optional: Angular material installation</text:span></text:p>
      <text:p text:style-name="P14"><text:span text:style-name="T15">npm install --save @angular/material @angular/cdk</text:span><text:span text:style-name="T16"><text:line-break/></text:span><text:span text:style-name="T17">npm install --save @angular/animations</text:span></text:p>
      <text:p text:style-name="P18"><text:span text:style-name="T19">npm install --save hammerjs</text:span></text:p>
      <text:p text:style-name="P20"><text:span text:style-name="T21">main.css: import 'hammerjs';</text:span><text:span text:style-name="T22"><text:line-break/></text:span><text:span text:style-name="T23">styless.css: @import<text:s/></text:span><text:a xlink:href="mailto:~@angular/material/prebuilt-themes/indigo-pink.css" office:target-frame-name="_top" xlink:show="replace"><text:span text:style-name="T24">~@angular/material/prebuilt-themes/indigo-pink.css</text:span></text:a></text:p>
      <text:p text:style-name="P25"/>
      <text:p text:style-name="P26">Two Way DataBinding and Form Validation</text:p>
      <text:p text:style-name="P27"><text:span text:style-name="T28">In order to use two-way data binding for form inputs you need to import the FormsModule package in your Angular<text:s/></text:span><text:span text:style-name="T29">module.</text:span></text:p>
      <text:p text:style-name="P30"><text:span text:style-name="T31">import { FormsModule, ReactiveFormsModule } from '@angular/forms';</text:span></text:p>
      <text:p text:style-name="P32"><text:span text:style-name="T33">@NgModule({ <text:s text:c="2"/>imports: [ FormsModule ] })</text:span></text:p>
      <text:p text:style-name="Standard"><text:span text:style-name="T34"><text:line-break/></text:span><text:span text:style-name="T35"><text:line-break/></text:span><text:span text:style-name="T36">Angular Forms Types:</text:span></text:p>
      <text:p text:style-name="P37"><text:span text:style-name="T38">Angular Reactive Forms - Synchronous, form is handled by the @component (tscript), no ngModel.</text:span></text:p>
      <text:p text:style-name="P39"><text:span text:style-name="T40">Angular Template<text:s/></text:span><text:span text:style-name="T41">driven forms: Html form controls and uses directives ar ngModel.</text:span></text:p>
      <text:p text:style-name="P42"/>
      <text:p text:style-name="P43">Reactive Forms:</text:p>
      <text:p text:style-name="P44"><text:span text:style-name="T45">FormControl : É um input do formulário, pode ser select, input text, etc...</text:span></text:p>
      <text:p text:style-name="P46"><text:span text:style-name="T47">FormGroup : Contém um grupo de form control (parte do mesmo formulário).<text:s/></text:span><text:span text:style-name="T48">Ex: Form</text:span></text:p>
      <text:p text:style-name="P49"><text:span text:style-name="T50">FormArray: Igual</text:span><text:span text:style-name="T51"><text:s/>item acima, porém dinamico;</text:span></text:p>
      <text:p text:style-name="P52"><text:span text:style-name="T53">FormBuilder: Helper class to create instances of FormArray, FormGroup and FormControl.</text:span></text:p>
      <text:p text:style-name="Standard"><text:span text:style-name="T54"><text:line-break/></text:span><text:span text:style-name="T55">Testing:</text:span></text:p>
      <text:p text:style-name="P56"><text:span text:style-name="T57">ng serve --host foo.bar --port 80 (Default is 4200)</text:span></text:p>
      <text:p text:style-name="P58"/>
      <text:p text:style-name="P59">Referencias:</text:p>
      <text:p text:style-name="P60"><text:span text:style-name="T61">https://angular-templates.io/tutorials/about/learn-angular-from-</text:span><text:span text:style-name="T62">scratch-step-by-step</text:span></text:p>
      <text:p text:style-name="P63"><text:span text:style-name="T64">https://coursetro.com/posts/code/113/How-to-Build-an-Angular-5-Material-App</text:span></text:p>
      <text:p text:style-name="P65"><text:span text:style-name="T66">https://www.sitepoint.com/angular-material-design-components/</text:span></text:p>
      <text:p text:style-name="P67"><text:span text:style-name="T68">https://codeburst.io/how-node-js-</text:span><text:span text:style-name="T69">single-thread-mechanism-work-understanding-event-loop-in-nodejs-230f7440b0ea</text:span></text:p>
      <text:p text:style-name="P70"><text:span text:style-name="T71">https://medium.com/@ismapro/first-steps-with-angular-cli-and-angular-material-5a90406e9a4</text:span></text:p>
      <text:p text:style-name="P72"><text:a xlink:href="https://angular-templates.io/tutorials/about/angular-forms-and-validations" office:target-frame-name="_top" xlink:show="replace"><text:span text:style-name="T73">https://angular-templates.io/tutorials/about/angular-forms-and-validations</text:span></text:a><text:span text:style-name="T74"><text:line-break/></text:span><text:span text:style-name="T75">https://angular.io/guide/component-interaction</text:span></text:p>
      <text:p text:style-name="P76"><text:a xlink:href="https://medium.com/@mirokoczka/3-ways-to-communicate-between-angular-components-a1e3f3304ecb" office:target-frame-name="_top" xlink:show="replace"><text:span text:style-name="T77">https://medium.com/@m</text:span><text:span text:style-name="T78">irokoczka/3-ways-to-communicate-between-angular-components-a1e3f3304ecb</text:span></text:a></text:p>
      <text:p text:style-name="Standard"><text:span text:style-name="T79"><text:line-break/></text:span><text:a xlink:href="http://reactivex.io/documentation/observable.html" office:target-frame-name="_top" xlink:show="replace"><text:span text:style-name="T80">http://reactivex.io/documentation/observable.html</text:span></text:a></text:p>
      <text:p text:style-name="Standard"><text:span text:style-name="T81"><text:line-break/></text:span><text:a xlink:href="https://angular.io/guide/observables" office:target-frame-name="_top" xlink:show="replace"><text:span text:style-name="T82">https://angular.io/guide/observables</text:span></text:a><text:span text:style-name="T83"><text:line-break/></text:span><text:span text:style-name="T84"><text:line-break/></text:span><text:span text:style-name="T85">https://vsavkin.com/angular-router-understanding-router-state-7b5b95a12eab?gi=362278423c68</text:span></text:p>
      <text:p text:style-name="P86"/>
      <text:p text:style-name="P87"/>
      <text:soft-page-break/>
      <text:p text:style-name="P88">Angular Unit Testing:</text:p>
      <text:p text:style-name="P89"><text:span text:style-name="T90"><text:line-break/></text:span><text:span text:style-name="T91">-<text:s/></text:span><text:span text:style-name="T92">Basic concepts and frameworks:</text:span></text:p>
      <text:p text:style-name="P93"><text:span text:style-name="T94">- PhantomJS allows you to run unit tests in a browser when a desktop environment doesn't exist.</text:span></text:p>
      <text:p text:style-name="P95"><text:span text:style-name="T96">- Karma is a runner that provides the finished reports on how successful the tests where.</text:span></text:p>
      <text:p text:style-name="P97"><text:span text:style-name="T98">- Jasmine is the library used to write<text:s/></text:span><text:span text:style-name="T99">unit tests.</text:span><text:span text:style-name="T100"><text:line-break/></text:span><text:span text:style-name="T101">- The project you create with the CLI is immediately ready to test. Just run this one CLI command:</text:span></text:p>
      <text:p text:style-name="P102"><text:span text:style-name="T103">-ng test</text:span></text:p>
      <text:p text:style-name="P104"><text:span text:style-name="T105">- ng test -cc --single-run --progress false</text:span><text:span text:style-name="T106"><text:tab/>(inicia o Phantom) – Usado pelo Jenkins</text:span></text:p>
      <text:p text:style-name="P107"><text:span text:style-name="T108">- run-s lint test:ci build:ci <text:s/>-- Lint check 1</text:span></text:p>
      <text:p text:style-name="P109"><text:span text:style-name="T110">- ng<text:s/></text:span><text:span text:style-name="T111">lint --type-check -- Lint check 2</text:span></text:p>
      <text:p text:style-name="P112"><text:span text:style-name="T113">- Using testBed example (creates a new Angular module instance just for testing components):</text:span><text:span text:style-name="T114"><text:line-break/></text:span></text:p>
      <text:p text:style-name="P115"><text:span text:style-name="T116">let</text:span><text:span text:style-name="T117"><text:s/></text:span><text:span text:style-name="T118">fixture</text:span><text:span text:style-name="T119">:<text:s/></text:span><text:span text:style-name="T120">ComponentFixture</text:span><text:span text:style-name="T121">&lt;</text:span><text:span text:style-name="T122">CsTransactionsFormComponent</text:span><text:span text:style-name="T123">&gt;;</text:span></text:p>
      <text:p text:style-name="P124"><text:span text:style-name="T125">const</text:span><text:span text:style-name="T126"><text:s/></text:span><text:span text:style-name="T127">translations</text:span><text:span text:style-name="T128">:<text:s/></text:span><text:span text:style-name="T129">any</text:span><text:span text:style-name="T130"><text:s/>= {</text:span><text:span text:style-name="T131">CARDS_TITLE:</text:span><text:span text:style-name="T132"><text:s/></text:span><text:span text:style-name="T133">'This is a test'</text:span><text:span text:style-name="T134">};</text:span></text:p>
      <text:p text:style-name="P135"/>
      <text:p text:style-name="P136"><text:span text:style-name="T137">beforeEach</text:span><text:span text:style-name="T138">(</text:span><text:span text:style-name="T139">async</text:span><text:span text:style-name="T140">()<text:s/></text:span><text:span text:style-name="T141">=&gt;</text:span><text:span text:style-name="T142"><text:s/>{</text:span></text:p>
      <text:p text:style-name="P143"><text:span text:style-name="T144"><text:s text:c="4"/></text:span><text:span text:style-name="T145">TestBed</text:span><text:span text:style-name="T146">.</text:span><text:span text:style-name="T147">configureTestingModule</text:span><text:span text:style-name="T148">({</text:span></text:p>
      <text:p text:style-name="P149"><text:span text:style-name="T150"><text:s text:c="6"/></text:span><text:span text:style-name="T151">declarations:</text:span><text:span text:style-name="T152"><text:s/>[</text:span><text:span text:style-name="T153">CsTransactionsFormComponent</text:span><text:span text:style-name="T154">],</text:span></text:p>
      <text:p text:style-name="P155"><text:span text:style-name="T156"><text:s text:c="6"/></text:span><text:span text:style-name="T157">providers:</text:span><text:span text:style-name="T158"><text:s/>[</text:span></text:p>
      <text:p text:style-name="P159"><text:span text:style-name="T160"><text:s text:c="8"/></text:span><text:span text:style-name="T161">FormBuilder</text:span><text:span text:style-name="T162">,</text:span></text:p>
      <text:p text:style-name="P163"><text:span text:style-name="T164"><text:s text:c="8"/></text:span><text:span text:style-name="T165">TranslateService</text:span><text:span text:style-name="T166">,</text:span></text:p>
      <text:p text:style-name="P167"><text:s text:c="6"/>],</text:p>
      <text:p text:style-name="P168"><text:span text:style-name="T169"><text:s text:c="6"/></text:span><text:span text:style-name="T170">imports:</text:span><text:span text:style-name="T171"><text:s/>[</text:span></text:p>
      <text:p text:style-name="P172"><text:span text:style-name="T173"><text:s text:c="8"/></text:span><text:span text:style-name="T174">ReactiveFormsModule</text:span><text:span text:style-name="T175">,</text:span></text:p>
      <text:p text:style-name="P176"><text:span text:style-name="T177"><text:s text:c="8"/></text:span><text:span text:style-name="T178">TranslateModule</text:span><text:span text:style-name="T179">.</text:span><text:span text:style-name="T180">forRoot</text:span><text:span text:style-name="T181">({</text:span></text:p>
      <text:p text:style-name="P182"><text:span text:style-name="T183"><text:s text:c="10"/></text:span><text:span text:style-name="T184">loader:</text:span><text:span text:style-name="T185"><text:s/>{</text:span><text:span text:style-name="T186">provide:</text:span><text:span text:style-name="T187"><text:s/></text:span><text:span text:style-name="T188">TranslateLoader</text:span><text:span text:style-name="T189">,<text:s/></text:span><text:span text:style-name="T190">useClass:</text:span><text:span text:style-name="T191"><text:s/></text:span><text:span text:style-name="T192">FakeLoader</text:span><text:span text:style-name="T193">}</text:span></text:p>
      <text:p text:style-name="P194"><text:s text:c="8"/>})</text:p>
      <text:p text:style-name="P195"><text:s text:c="6"/>]</text:p>
      <text:p text:style-name="P196"><text:span text:style-name="T197"><text:s text:c="4"/>}).</text:span><text:span text:style-name="T198">compileComponents</text:span><text:span text:style-name="T199">();</text:span></text:p>
      <text:p text:style-name="P200"><text:span text:style-name="T201"><text:s text:c="4"/></text:span><text:span text:style-name="T202">logger</text:span><text:span text:style-name="T203"><text:s/>=<text:s/></text:span><text:span text:style-name="T204">new</text:span><text:span text:style-name="T205"><text:s/></text:span><text:span text:style-name="T206">Logger</text:span><text:span text:style-name="T207">(</text:span><text:span text:style-name="T208">LogLevel</text:span><text:span text:style-name="T209">.</text:span><text:span text:style-name="T210">DEBUG</text:span><text:span text:style-name="T211">);</text:span></text:p>
      <text:p text:style-name="P212"><text:span text:style-name="T213"><text:s text:c="4"/></text:span><text:span text:style-name="T214">formBuilder</text:span><text:span text:style-name="T215"><text:s/>=<text:s/></text:span><text:span text:style-name="T216">new</text:span><text:span text:style-name="T217"><text:s/></text:span><text:span text:style-name="T218">FormBuilder</text:span><text:span text:style-name="T219">();</text:span></text:p>
      <text:p text:style-name="P220"><text:span text:style-name="T221"><text:s text:c="4"/></text:span><text:span text:style-name="T222">comp</text:span><text:span text:style-name="T223"><text:s/>=<text:s/></text:span><text:span text:style-name="T224">TestBed</text:span><text:span text:style-name="T225">.</text:span><text:span text:style-name="T226">createComponent</text:span><text:span text:style-name="T227">(</text:span><text:span text:style-name="T228">CsTransactionsFormComponent</text:span><text:span text:style-name="T229">).</text:span><text:span text:style-name="T230">componentInstance</text:span><text:span text:style-name="T231">;</text:span></text:p>
      <text:p text:style-name="P232"><text:span text:style-name="T233"><text:s text:c="4"/></text:span><text:span text:style-name="T234">comp</text:span><text:span text:style-name="T235">.</text:span><text:span text:style-name="T236">ngOnInit</text:span><text:span text:style-name="T237">();</text:span></text:p>
      <text:p text:style-name="P238"><text:span text:style-name="T239"><text:s text:c="4"/></text:span><text:span text:style-name="T240">comp</text:span><text:span text:style-name="T241">.</text:span><text:span text:style-name="T242">setLogger</text:span><text:span text:style-name="T243">(</text:span><text:span text:style-name="T244">logger</text:span><text:span text:style-name="T245">);</text:span></text:p>
      <text:p text:style-name="P246"><text:s text:c="2"/>});</text:p>
      <text:p text:style-name="P247"/>
      <text:p text:style-name="P248"><text:span text:style-name="T249">class</text:span><text:span text:style-name="T250"><text:s/></text:span><text:span text:style-name="T251">FakeLoader</text:span><text:span text:style-name="T252"><text:s/></text:span><text:span text:style-name="T253">implements</text:span><text:span text:style-name="T254"><text:s/></text:span><text:span text:style-name="T255">TranslateLoader</text:span><text:span text:style-name="T256"><text:s/>{</text:span></text:p>
      <text:p text:style-name="P257"><text:span text:style-name="T258"><text:s text:c="2"/></text:span><text:span text:style-name="T259">getTranslation</text:span><text:span text:style-name="T260">():<text:s/></text:span><text:span text:style-name="T261">Observable</text:span><text:span text:style-name="T262">&lt;</text:span><text:span text:style-name="T263">any</text:span><text:span text:style-name="T264">&gt;</text:span><text:span text:style-name="T265"><text:s/>{</text:span></text:p>
      <text:p text:style-name="P266"><text:span text:style-name="T267"><text:s text:c="4"/></text:span><text:span text:style-name="T268">return</text:span><text:span text:style-name="T269"><text:s/></text:span><text:span text:style-name="T270">new</text:span><text:span text:style-name="T271"><text:s/></text:span><text:span text:style-name="T272">Observable</text:span><text:span text:style-name="T273">(</text:span><text:span text:style-name="T274">translations</text:span><text:span text:style-name="T275">);</text:span></text:p>
      <text:p text:style-name="P276"><text:s text:c="2"/>}</text:p>
      <text:p text:style-name="P277">}</text:p>
      <text:p text:style-name="P278"><text:span text:style-name="T279">Promisse (AssyncCall) in JS:</text:span></text:p>
      <text:p text:style-name="P280"><text:span text:style-name="T281">const promise = new Promise&lt;ValidationErrors | null&gt;((resolve, reject) =&gt;</text:span><text:span text:style-name="T282"><text:s/>{</text:span></text:p>
      <text:p text:style-name="P283"><text:span text:style-name="T284">setTimeout(() =&gt; { resolve(‘A’) }, 0); <text:s text:c="3"/>});</text:span></text:p>
      <text:p text:style-name="P285"><text:span text:style-name="T286">return promise;</text:span></text:p>
      <text:p text:style-name="P287"><text:span text:style-name="T288">}</text:span><text:span text:style-name="T289"><text:line-break/></text:span><text:span text:style-name="T290">Dicas:</text:span></text:p>
      <text:p text:style-name="P291"><text:span text:style-name="T292"><text:s/>- fit() roda soh o it com f</text:span></text:p>
      <text:soft-page-break/>
      <text:p text:style-name="P293"><text:span text:style-name="T294"><text:s/>- xit() ignora soh o it com x</text:span><text:span text:style-name="T295"><text:line-break/></text:span><text:span text:style-name="T296"><text:s/>- fdescribe() pra fazer soh auqele describe rodar e ignorar os outros</text:span></text:p>
      <text:p text:style-name="P297"><text:span text:style-name="T298"><text:s/>- xdescribe() pra NAO rodar o describe com x</text:span></text:p>
      <text:p text:style-name="P299"/>
      <text:p text:style-name="P300"/>
      <text:p text:style-name="P301"><text:span text:style-name="T302">Tips from co-workers:</text:span></text:p>
      <text:p text:style-name="P303"><text:span text:style-name="T304"><text:line-break/></text:span><text:a office:title="Silva, Andre" xlink:href="https://dtl.fusion.proxy.mastercard.int/stash/users/e068957" office:target-frame-name="_top" xlink:show="replace"><text:span text:style-name="T305">Silva, Andre</text:span></text:a></text:p>
      <text:p text:style-name="P306">we should keep all initialization inside beforeEach blocks, in order to prevent sharing stale data between different tests.</text:p>
      <text:p text:style-name="P307"/>
      <text:p text:style-name="P308"/>
      <text:p text:style-name="P309"/>
      <text:soft-page-break/>
      <text:p text:style-name="P310">Wipro AngularJS 2 training:</text:p>
      <text:p text:style-name="P311"><text:span text:style-name="T312"><text:line-break/></text:span><text:span text:style-name="T313">- Angular2: First Angular2 Application -&gt; Angular CLI - Creating the first app with angular cli</text:span></text:p>
      <text:p text:style-name="P314"><text:span text:style-name="T315">- Angular2: Data Binding : {{}} <text:s/>- Tipos de binding:</text:span></text:p>
      <text:p text:style-name="P316"><text:span text:style-name="T317"><text:tab/></text:span><text:span text:style-name="T318">{{value}} : interpolation</text:span></text:p>
      <text:p text:style-name="P319"><text:span text:style-name="T320"><text:tab/>[property] : one way to DOM -&gt; Also class CSS b</text:span><text:span text:style-name="T321">inding [class.td-green]="credit.gende=='male'" -&gt; With condition</text:span></text:p>
      <text:p text:style-name="P322"><text:span text:style-name="T323"><text:tab/>(event) : one way to component</text:span></text:p>
      <text:p text:style-name="P324"><text:span text:style-name="T325"><text:tab/>[(ng-model)] : property binding (two way)</text:span></text:p>
      <text:p text:style-name="P326"><text:span text:style-name="T327"><text:tab/>Class binding:</text:span></text:p>
      <text:p text:style-name="P328"><text:span text:style-name="T329"><text:tab/></text:span><text:span text:style-name="T330"><text:tab/>&lt;div [ngClass]="setMyClasses()"&gt; : For multiple classes</text:span></text:p>
      <text:p text:style-name="P331"><text:span text:style-name="T332"><text:tab/></text:span><text:span text:style-name="T333"><text:tab/>&lt;div [class.active]="isActive"&gt; : Simple</text:span><text:span text:style-name="T334"><text:s/>class binding -&gt; class.className</text:span></text:p>
      <text:p text:style-name="P335"><text:span text:style-name="T336">- Angular2: Data Binding - Property Binding : [value] <text:s text:c="2"/></text:span></text:p>
      <text:p text:style-name="P337"><text:span text:style-name="T338">- Angular2: Data Binding - Event Binding <text:s/>: (input)</text:span></text:p>
      <text:p text:style-name="P339"><text:span text:style-name="T340">- Angular2: Data Binding - Two way Binding : [(ngModel)]</text:span></text:p>
      <text:p text:style-name="P341"><text:span text:style-name="T342">- Angular2: Directives : <text:s/>Transform the DOM (template) w</text:span><text:span text:style-name="T343">hile rendering. There are 3 types:</text:span></text:p>
      <text:p text:style-name="P344"><text:span text:style-name="T345">- Component directive : is a direct with a template</text:span></text:p>
      <text:p text:style-name="P346"><text:span text:style-name="T347">- Structural directive: Conditions and logics. Ex: *ngIf and *ngFor</text:span></text:p>
      <text:p text:style-name="P348"><text:span text:style-name="T349">- Attribute directive: alters behaviour of existing element. Ex: [(ngModel)]</text:span></text:p>
      <text:p text:style-name="P350"><text:span text:style-name="T351">- Angular2: Custom<text:s/></text:span><text:span text:style-name="T352">components: @Component({</text:span></text:p>
      <text:p text:style-name="P353"><text:span text:style-name="T354"><text:s text:c="2"/>selector: 'my-emp', templateUrl: './employees.component.html'})</text:span></text:p>
      <text:p text:style-name="P355"><text:span text:style-name="T356">- Angular2: Custom Directives: @Directive({ selector: '[myUnderline]'}) -&gt;</text:span><text:span text:style-name="T357"><text:s/>SharedModule : exports</text:span></text:p>
      <text:p text:style-name="P358"><text:span text:style-name="T359">- Pipes: transform display name with a template. It takes data as input and transforms it to desired output.<text:s/></text:span></text:p>
      <text:p text:style-name="P360"><text:span text:style-name="T361">Impure: more calls, as often as keystroke or mouse-move. Pure: less calls, dectect values changes (primitives)</text:span></text:p>
      <text:p text:style-name="P362"><text:span text:style-name="T363">So many bui</text:span><text:span text:style-name="T364">ld-in pipes in Angular, for example:<text:s/></text:span></text:p>
      <text:p text:style-name="P365"><text:span text:style-name="T366">{{ price | currency :'EUR' :true}}</text:span></text:p>
      <text:p text:style-name="P367"><text:span text:style-name="T368">{{ birthday | date :'dd/MM/yyyy' | uppercase}}</text:span></text:p>
      <text:p text:style-name="P369"><text:span text:style-name="T370">Buildin pipe list:<text:s/></text:span><text:a xlink:href="https://angular.io/api?type=pipe" office:target-frame-name="_top" xlink:show="replace"><text:span text:style-name="T371">https://angular.io/a</text:span><text:bookmark-start text:name="_Hlt519846078"/><text:bookmark-start text:name="_Hlt519846079"/><text:span text:style-name="T372">p</text:span><text:bookmark-end text:name="_Hlt519846078"/><text:bookmark-end text:name="_Hlt519846079"/><text:span text:style-name="T373">i?type=pipe</text:span></text:a><text:span text:style-name="T374"><text:s/>(json is a pipe)</text:span></text:p>
      <text:p text:style-name="P375"><text:span text:style-name="T376">- Angular2: Pipes</text:span><text:span text:style-name="T377"><text:s/>- Custom<text:s/></text:span></text:p>
      <text:p text:style-name="P378"><text:span text:style-name="T379"><text:tab/>MyPipe.pipe.ts – Needs to implement PipeTransform – transform(value: any[], args: string) : value[]</text:span><text:span text:style-name="T380"><text:line-break/></text:span><text:span text:style-name="T381"><text:tab/>Anotation with @Pipe({name : pipeName})</text:span><text:span text:style-name="T382"><text:line-break/></text:span><text:span text:style-name="T383"><text:tab/>Can be a filter to *ngFor. Exemple: let employee of employees | employeeFilter: nameFilter (input-ngMo</text:span><text:span text:style-name="T384">del)</text:span></text:p>
      <text:p text:style-name="P385"><text:span text:style-name="T386">- Angular2: Validations – Projects ng5-material and app-customer-support</text:span></text:p>
      <text:p text:style-name="P387"><text:span text:style-name="T388">- Angular2: Component Styles – São os styles e stylesUrl anotados nos components e também os class no template.</text:span></text:p>
      <text:p text:style-name="P389"><text:span text:style-name="T390">- Angular2: NestingComponents - at Input <text:s text:c="2"/></text:span></text:p>
      <text:p text:style-name="P391"><text:span text:style-name="T392">@Input() Parametro pas</text:span><text:span text:style-name="T393">sado do componente parent para o nested component – Ex: &lt;my-comp [inputField]=’varParent’&gt; <text:s/>-- @Input() inputField</text:span></text:p>
      <text:p text:style-name="P394"><text:span text:style-name="T395">- Angular2: NestingComponents - at Output</text:span></text:p>
      <text:p text:style-name="P396"><text:span text:style-name="T397"><text:s text:c="5"/>Inner:</text:span></text:p>
      <text:p text:style-name="P398"><text:span text:style-name="T399">@Output Parametro passado do componente inner para outer – Ex: Inner components raising</text:span><text:span text:style-name="T400"><text:s/>a event to parent...</text:span><text:span text:style-name="T401"><text:line-break/></text:span><text:span text:style-name="T402">@Output() itemClicked: EventEmitter&lt;string&gt; = new EventEmitter&lt;string&gt;();<text:s/></text:span><text:span text:style-name="T403"><text:line-break/></text:span><text:span text:style-name="T404">this.itemClicked.emit(“”);</text:span></text:p>
      <text:p text:style-name="P405"><text:span text:style-name="T406">onClick (item : any) { <text:s/>console.log(‘selected item: ‘ + item.id); }</text:span></text:p>
      <text:p text:style-name="P407"><text:span text:style-name="T408"><text:s text:c="5"/>Outer:</text:span></text:p>
      <text:p text:style-name="P409"><text:span text:style-name="T410"><text:tab/>&lt;my-comp-outer (itemClicked)=’onItemClicked($event)</text:span><text:span text:style-name="T411">’&gt;&lt;/my-emp&gt;</text:span></text:p>
      <text:p text:style-name="P412"><text:span text:style-name="T413"><text:tab/>onItemClicked(message: string): void {</text:span><text:span text:style-name="T414"><text:line-break/></text:span><text:span text:style-name="T415"><text:tab/></text:span><text:span text:style-name="T416"><text:tab/>console.log(‘message: ‘ + message);</text:span></text:p>
      <text:p text:style-name="P417"><text:span text:style-name="T418"><text:tab/>}</text:span></text:p>
      <text:p text:style-name="P419"><text:span text:style-name="T420"><text:tab/>[class.selected]=”employee.selected” -&gt; Class binding to if selected or not, it will be used in list to check if is selected.</text:span></text:p>
      <text:p text:style-name="P421"><text:span text:style-name="T422"><text:tab/>CSS file class name, only shows if<text:s/></text:span><text:span text:style-name="T423">selected -&gt; .selected { <text:s/></text:span><text:span text:style-name="T424"><text:tab/>color: red;<text:s/></text:span><text:span text:style-name="T425"><text:tab/>}</text:span></text:p>
      <text:soft-page-break/>
      <text:p text:style-name="P426"><text:span text:style-name="T427">- Angular2: NestingComponents_Example of at Input and at Output Demonstration <text:s/></text:span></text:p>
      <text:p text:style-name="P428"><text:span text:style-name="T429">See AddPan and RemovePAN component in customer-support app.</text:span></text:p>
      <text:p text:style-name="P430"><text:span text:style-name="T431">- Angular2: Life Cycle</text:span><text:span text:style-name="T432"><text:s/>Methods <text:s text:c="2"/></text:span></text:p>
      <text:p text:style-name="P433"><text:span text:style-name="T434"><text:tab/>ngOnInit – Called to fectch data on<text:s/></text:span><text:span text:style-name="T435">initialization</text:span></text:p>
      <text:p text:style-name="P436"><text:span text:style-name="T437"><text:tab/>ngOnChanges – Called when changes made to input properties</text:span></text:p>
      <text:p text:style-name="P438"><text:span text:style-name="T439"><text:tab/>ngOnDestroy – To perform cleanup when component is destroyed</text:span></text:p>
      <text:p text:style-name="P440"><text:span text:style-name="T441">ngDoCheck - <text:s/>Called after every change detection<text:s/></text:span></text:p>
      <text:p text:style-name="P442"><text:span text:style-name="T443"><text:tab/>Component specific lifecycle methods: ngAfterContentInit, ngAfterCon</text:span><text:span text:style-name="T444">tentChecked, ngAfterViewInit, ngAfterViewChecked</text:span></text:p>
      <text:p text:style-name="P445"><text:span text:style-name="T446">- Angular2: Services <text:s/></text:span></text:p>
      <text:p text:style-name="P447"><text:span text:style-name="T448">@Injectable() – Written for specific purporse -&gt; In the components: constructor (private service : MyService)<text:s/></text:span></text:p>
      <text:p text:style-name="P449"><text:span text:style-name="T450">Declarations: [MyComponent1, MyComponent2] <text:s/>-&gt; Providers: [ MyService ]<text:s/></text:span></text:p>
      <text:p text:style-name="P451"><text:span text:style-name="T452">Logic can be shared between multiple components, single reuse logic</text:span></text:p>
      <text:p text:style-name="P453"><text:span text:style-name="T454">Gateway for external interaction – REST Consumer</text:span><text:span text:style-name="T455"><text:line-break/></text:span><text:span text:style-name="T456">- Angular2: Http Service</text:span><text:span text:style-name="T457"><text:s text:c="2"/></text:span></text:p>
      <text:p text:style-name="P458"><text:span text:style-name="T459">BuiltIn service – HttpModule need to be imported.@angular/http</text:span></text:p>
      <text:p text:style-name="P460"><text:span text:style-name="T461">Http data is returned as observables (use .subscr</text:span><text:span text:style-name="T462">ibe)</text:span></text:p>
      <text:p text:style-name="P463"><text:span text:style-name="T464">Component: show not call the service in constructor, instead call the service in ngOnInit to get data</text:span></text:p>
      <text:p text:style-name="P465"><text:span text:style-name="T466">.subscribe uses functional systax as example: service.get().subscribe(result =&gt; this.processResponse(result));</text:span></text:p>
      <text:p text:style-name="P467"><text:span text:style-name="T468">Import (Http, Response) from ‘@angular</text:span><text:span text:style-name="T469">/http’; return_http.get(this.url).map( response =&gt; response.json());</text:span></text:p>
      <text:p text:style-name="P470"><text:span text:style-name="T471">Observable uses reactive (rxjs) -&gt; Choose it instead of Promisse</text:span><text:span text:style-name="T472"><text:line-break/></text:span><text:span text:style-name="T473">- Angular2: Routings</text:span></text:p>
      <text:p text:style-name="P474"><text:span text:style-name="T475">Pre-requisites:<text:s/></text:span><text:span text:style-name="T476">Should import router library and configure Routes</text:span></text:p>
      <text:p text:style-name="P477"><text:span text:style-name="T478">Concepts:</text:span><text:span text:style-name="T479"><text:line-break/></text:span><text:span text:style-name="T480">router-outlet – to be spe</text:span><text:span text:style-name="T481">cified template file where current navigation page will be showed</text:span></text:p>
      <text:p text:style-name="P482"><text:span text:style-name="T483">RouterLink and RouterLinkActive – to be specified for navigation</text:span></text:p>
      <text:p text:style-name="P484"><text:span text:style-name="T485">ActivatedRoute in RouterState – Provider methods to get information on routes (see customer-support-app)</text:span></text:p>
      <text:p text:style-name="P486"><text:span text:style-name="T487">Views / templates:</text:span></text:p>
      <text:p text:style-name="P488"><text:span text:style-name="T489">&lt;</text:span><text:span text:style-name="T490">nav&gt; &lt;a routerlink=”employees” routerlinkactive=”</text:span><text:span text:style-name="T491">active</text:span><text:span text:style-name="T492">” [routerlinkoptions]=”</text:span><text:span text:style-name="T493">exact:true</text:span><text:span text:style-name="T494">”&gt;&lt;/a&gt;<text:s/></text:span><text:span text:style-name="T495"><text:line-break/></text:span><text:span text:style-name="T496">-&gt; Only when url exactly the url, not partial… (active = active style class)</text:span></text:p>
      <text:p text:style-name="P497"><text:span text:style-name="T498">router-outlet -&gt; Dynamic replace for current router state, the current component -&gt;</text:span><text:span text:style-name="T499"><text:s/>ngview (replace)</text:span></text:p>
      <text:p text:style-name="P500"><text:span text:style-name="T501">app.routing.ts:</text:span></text:p>
      <text:p text:style-name="P502"><text:span text:style-name="T503">const appRoutes : Routes <text:s/>= { path: ‘url/:id ‘, component, …} -&gt; Order is important | because angular uses the first matches | can use wild cards in path (Ex: *)</text:span></text:p>
      <text:p text:style-name="P504"><text:span text:style-name="T505">export const routing = RouterModule.forRoot(appRoutes);<text:s/></text:span></text:p>
      <text:p text:style-name="P506"><text:span text:style-name="T507">module.ts:</text:span></text:p>
      <text:p text:style-name="P508"><text:span text:style-name="T509">route: Inject the service ActivatedRoute @angular/route in constructor to get params from the Router. <text:s/></text:span><text:span text:style-name="T510"><text:line-break/></text:span><text:span text:style-name="T511">ActivatedRoute provides access to the url, params, data, queryParams, and fragment observables</text:span></text:p>
      <text:p text:style-name="P512"><text:span text:style-name="T513">location : Location @angular/common in constructor also to use -&gt; this.location.back();</text:span></text:p>
      <text:p text:style-name="P514"><text:span text:style-name="T515">RouterState provides methods to get informati</text:span><text:span text:style-name="T516">on on<text:s/></text:span><text:span text:style-name="T517">routes</text:span><text:span text:style-name="T518"><text:s/>–<text:s/></text:span><text:span text:style-name="T519">it contains all the route and it inside it it has the<text:s/></text:span><text:span text:style-name="T520">ActivatedRoute</text:span><text:span text:style-name="T521"><text:s/>and Snapshots</text:span><text:span text:style-name="T522">;</text:span></text:p>
      <text:p text:style-name="P523"><text:span text:style-name="T524"><text:tab/>ngOnInit() – Interface OnInit -&gt; this.route.params.forEach( (params: Params) =&gt; {this.id = <text:s/>+params[</text:span><text:span text:style-name="T525">‘id’];} );</text:span></text:p>
      <text:p text:style-name="P526"/>
      <text:p text:style-name="Standard"><text:span text:style-name="T527"><text:line-break/></text:span><text:span text:style-name="T528">- Angular2: Events and communication between components:</text:span></text:p>
      <text:p text:style-name="P529"/>
      <text:p text:style-name="Standard"><text:span text:style-name="T530">Parent listens for child event:</text:span><text:span text:style-name="T531"><text:line-break/></text:span><text:span text:style-name="T532">@Ou</text:span><text:span text:style-name="T533">tput() voted = new EventEmitter&lt;boolean&gt;();</text:span><text:span text:style-name="T534"><text:line-break/></text:span><text:span text:style-name="T535">this.voted.emit(agreed);</text:span><text:span text:style-name="T536"><text:line-break/></text:span><text:span text:style-name="T537"><text:line-break/></text:span><text:span text:style-name="T538"><text:s text:c="3"/>&lt;app-voter *ngFor="let voter of voters"</text:span></text:p>
      <text:p text:style-name="Standard"><text:span text:style-name="T539"><text:s text:c="6"/>[name]="voter"</text:span></text:p>
      <text:p text:style-name="Standard"><text:span text:style-name="T540"><text:s text:c="6"/>(voted)="onVoted($event)"&gt;</text:span></text:p>
      <text:p text:style-name="Standard"><text:span text:style-name="T541"><text:s text:c="4"/>&lt;/app-voter&gt;</text:span></text:p>
      <text:p text:style-name="Standard"><text:span text:style-name="T542"><text:line-break/></text:span><text:span text:style-name="T543">Intercept properties changes with onChangeListener:</text:span><text:span text:style-name="T544"><text:line-break/></text:span><text:span text:style-name="T545">VersionChildComponent implements OnChanges {</text:span></text:p>
      <text:p text:style-name="Standard"><text:span text:style-name="T546">ngOnChanges(changes: {[propKey: string]: SimpleChange}) {</text:span></text:p>
      <text:p text:style-name="Standard"><text:span text:style-name="T547"><text:s text:c="4"/>let log: string[] = [];</text:span></text:p>
      <text:soft-page-break/>
      <text:p text:style-name="Standard"><text:span text:style-name="T548"><text:s text:c="4"/>for (let propName in changes) {</text:span></text:p>
      <text:p text:style-name="Standard"><text:span text:style-name="T549"><text:s text:c="6"/>let changedProp = changes[propName];</text:span></text:p>
      <text:p text:style-name="Standard"><text:span text:style-name="T550"><text:s text:c="6"/>let to = JSON.stringify(changedProp.curr</text:span><text:span text:style-name="T551">entValue);</text:span></text:p>
      <text:p text:style-name="Standard"><text:span text:style-name="T552"><text:s text:c="6"/>if (changedProp.isFirstChange()) {</text:span></text:p>
      <text:p text:style-name="Standard"><text:span text:style-name="T553"><text:s text:c="8"/>log.push(`Initial value of ${propName} set to ${to}`);</text:span></text:p>
      <text:p text:style-name="Standard"><text:span text:style-name="T554"><text:s text:c="6"/>} else {</text:span></text:p>
      <text:p text:style-name="Standard"><text:span text:style-name="T555"><text:s text:c="8"/>let from = JSON.stringify(changedProp.previousValue);</text:span></text:p>
      <text:p text:style-name="Standard"><text:span text:style-name="T556"><text:s text:c="8"/>log.push(`${propName} changed from ${from} to ${to}`);</text:span></text:p>
      <text:p text:style-name="Standard"><text:span text:style-name="T557"><text:s/></text:span><text:span text:style-name="T558"><text:s text:c="5"/>}</text:span></text:p>
      <text:p text:style-name="Standard"><text:span text:style-name="T559"><text:s text:c="4"/>}</text:span></text:p>
      <text:p text:style-name="Standard"><text:span text:style-name="T560"><text:s text:c="4"/>this.changeLog.push(log.join(', '));</text:span></text:p>
      <text:p text:style-name="Standard"><text:span text:style-name="T561"><text:s text:c="2"/>}</text:span></text:p>
      <text:p text:style-name="P562"><text:span text:style-name="T563"><text:line-break/></text:span></text:p>
      <text:list text:style-name="LFO1" text:continue-numbering="true">
        <text:list-item>
          <text:p text:style-name="P564"><text:span text:style-name="T565">Passing the reference of one component to another</text:span><text:span text:style-name="T566"><text:line-break/></text:span><text:span text:style-name="T567">This solution should be used when components have dependency between them. For example dropdown, and dropdown toggle. They usually can’t exist<text:s/></text:span><text:span text:style-name="T568">without each other.</text:span></text:p>
        </text:list-item>
      </text:list>
      <text:p text:style-name="P569"><text:span text:style-name="T570">&lt;app-side-bar-toggle [sideBar]="sideBar"&gt;&lt;/app-side-bar-toggle&gt;</text:span></text:p>
      <text:p text:style-name="P571"><text:span text:style-name="T572">&lt;app-side-bar #sideBar&gt;&lt;/app-side-bar&gt;</text:span></text:p>
      <text:p text:style-name="P573"/>
      <text:p text:style-name="P574"><text:span text:style-name="T575">@Input() sideBar: SideBarComponent;</text:span></text:p>
      <text:p text:style-name="P576"/>
      <text:p text:style-name="P577"><text:span text:style-name="T578"><text:s/>@HostListener('click')</text:span></text:p>
      <text:p text:style-name="P579"><text:span text:style-name="T580"><text:s text:c="2"/></text:span><text:span text:style-name="T581">click() {</text:span></text:p>
      <text:p text:style-name="P582"><text:span text:style-name="T583"><text:s text:c="4"/>this.sideBar.toggle();</text:span></text:p>
      <text:p text:style-name="P584"><text:span text:style-name="T585"><text:s text:c="2"/>}</text:span></text:p>
      <text:p text:style-name="Standard"/>
      <text:list text:style-name="LFO1" text:continue-numbering="true">
        <text:list-item>
          <text:p text:style-name="P586"><text:span text:style-name="T587">Communication through paren</text:span><text:span text:style-name="T588">t component</text:span></text:p>
        </text:list-item>
      </text:list>
      <text:p text:style-name="P589"><text:span text:style-name="T590">@input and @output approach using parent component to send information between components,</text:span></text:p>
      <text:p text:style-name="P591"><text:span text:style-name="T592">Implementation of this approach is almost the same as the previous one, however side-bar-toggle doesn’t receive side-bar component. Instead parent compon</text:span><text:span text:style-name="T593">ent holds sideBarIsOpened property which is passed to the side-bar component.<text:s/></text:span><text:span text:style-name="T594"><text:line-break/></text:span><text:span text:style-name="T595"><text:line-break/></text:span><text:span text:style-name="T596">&lt;app-side-bar-toggle (toggle)="toggleSideBar()"&gt;&lt;/app-side-bar-toggle&gt;</text:span></text:p>
      <text:p text:style-name="P597"><text:span text:style-name="T598">&lt;app-side-bar [isOpen]="sideBarIsOpened"&gt;&lt;/app-side-bar&gt;</text:span></text:p>
      <text:p text:style-name="P599"/>
      <text:p text:style-name="P600"><text:span text:style-name="T601">Component toggle:</text:span></text:p>
      <text:p text:style-name="P602"><text:span text:style-name="T603"><text:s text:c="2"/>@Output() toggle: EventEmit</text:span><text:span text:style-name="T604">ter&lt;null&gt; = new EventEmitter();</text:span></text:p>
      <text:p text:style-name="P605"/>
      <text:p text:style-name="P606"><text:span text:style-name="T607"><text:s text:c="2"/>@HostListener('click')</text:span></text:p>
      <text:p text:style-name="P608"><text:span text:style-name="T609"><text:s text:c="2"/>click() {</text:span></text:p>
      <text:p text:style-name="P610"><text:span text:style-name="T611"><text:s text:c="4"/>this.toggle.emit();</text:span></text:p>
      <text:p text:style-name="P612"><text:span text:style-name="T613"><text:s text:c="2"/>}</text:span></text:p>
      <text:p text:style-name="P614"/>
      <text:p text:style-name="P615"><text:span text:style-name="T616">Component side bar:</text:span></text:p>
      <text:p text:style-name="P617"/>
      <text:p text:style-name="P618"><text:span text:style-name="T619"><text:s/>@HostBinding('class.is-open') @Input()</text:span></text:p>
      <text:p text:style-name="P620"><text:span text:style-name="T621"><text:s text:c="2"/>isOpen = false;</text:span></text:p>
      <text:p text:style-name="P622"/>
      <text:list text:style-name="LFO1" text:continue-numbering="true">
        <text:list-item>
          <text:p text:style-name="P623"><text:span text:style-name="T624">Communication through Service</text:span></text:p>
        </text:list-item>
      </text:list>
      <text:p text:style-name="Standard"><text:span text:style-name="T625"><text:line-break/></text:span><text:span text:style-name="T626">- Angular2: Observables – Uses could<text:s/></text:span><text:span text:style-name="T627">observables (needs a subscriber and don’t loose message)</text:span></text:p>
      <text:p text:style-name="Standard"><text:span text:style-name="T628">(p.s: In hot obersables, returns are sent event it has no subscriber and message can be lost)</text:span></text:p>
      <text:p text:style-name="P629"/>
      <text:p text:style-name="P630"><text:span text:style-name="T631">Subscriber and observable simplest example:</text:span></text:p>
      <text:p text:style-name="P632"/>
      <text:p text:style-name="P633"><text:span text:style-name="T634">myObservable.subscribe(<text:s/></text:span></text:p>
      <text:p text:style-name="P635"><text:span text:style-name="T636">x =&gt; console.log('Observer got<text:s/></text:span><text:a xlink:href="https://angular.io/api/router/RouterLinkWithHref" office:target-frame-name="_top" xlink:show="replace"><text:span text:style-name="T637">a</text:span></text:a><text:span text:style-name="T638"><text:s/>next value: ' + x),<text:s/></text:span></text:p>
      <text:p text:style-name="P639"><text:span text:style-name="T640">err =&gt; console.error('Observer got an error: ' + err),<text:s/></text:span></text:p>
      <text:p text:style-name="P641"><text:span text:style-name="T642">() =&gt; console.log('Observer got<text:s/></text:span><text:a xlink:href="https://angular.io/api/router/RouterLinkWithHref" office:target-frame-name="_top" xlink:show="replace"><text:span text:style-name="T643">a</text:span></text:a><text:span text:style-name="T644"><text:s/>complete notif</text:span><text:span text:style-name="T645">ication') );</text:span></text:p>
      <text:p text:style-name="P646"/>
      <text:p text:style-name="P647"><text:span text:style-name="T648">// This function runs when subscribe() is called</text:span></text:p>
      <text:p text:style-name="P649"><text:span text:style-name="T650">function sequenceSubscriber(observer) {</text:span></text:p>
      <text:p text:style-name="P651"><text:span text:style-name="T652"><text:s text:c="2"/>// synchronously deliver 1, 2, and 3, then complete</text:span></text:p>
      <text:p text:style-name="P653"><text:span text:style-name="T654"><text:s text:c="2"/>observer.next(1);</text:span></text:p>
      <text:p text:style-name="P655"><text:span text:style-name="T656"><text:s text:c="2"/>observer.next(2);</text:span></text:p>
      <text:p text:style-name="P657"><text:span text:style-name="T658"><text:s text:c="2"/>observer.next(3);</text:span></text:p>
      <text:p text:style-name="P659"><text:span text:style-name="T660"><text:s text:c="2"/>observer.complete();</text:span></text:p>
      <text:p text:style-name="P661"><text:span text:style-name="T662"><text:s/></text:span></text:p>
      <text:p text:style-name="P663"><text:span text:style-name="T664"><text:s text:c="2"/>// unsubscri</text:span><text:span text:style-name="T665">be function doesn't need to do anything in this</text:span></text:p>
      <text:p text:style-name="P666"><text:span text:style-name="T667"><text:s text:c="2"/>// because values are delivered synchronously</text:span></text:p>
      <text:p text:style-name="P668"><text:span text:style-name="T669"><text:s text:c="2"/>return {unsubscribe() {}};</text:span></text:p>
      <text:p text:style-name="P670"><text:span text:style-name="T671">}</text:span></text:p>
      <text:p text:style-name="P672"><text:span text:style-name="T673"><text:s/></text:span></text:p>
      <text:p text:style-name="P674"><text:span text:style-name="T675">// Create a new Observable that will deliver the above sequence</text:span></text:p>
      <text:p text:style-name="P676"><text:span text:style-name="T677">const sequence = new Observable(sequenceSubscriber);</text:span></text:p>
      <text:p text:style-name="P678"><text:span text:style-name="T679"><text:s/></text:span></text:p>
      <text:p text:style-name="P680"><text:span text:style-name="T681">//<text:s/></text:span><text:span text:style-name="T682">execute the Observable and print the result of each notification</text:span></text:p>
      <text:p text:style-name="P683"><text:span text:style-name="T684">sequence.subscribe({</text:span></text:p>
      <text:p text:style-name="P685"><text:span text:style-name="T686"><text:s text:c="2"/>next(num) { console.log(num); },</text:span></text:p>
      <text:p text:style-name="P687"><text:span text:style-name="T688"><text:s text:c="2"/></text:span><text:span text:style-name="T689">complete() { console.log('Finished sequence'); }</text:span></text:p>
      <text:p text:style-name="P690"><text:span text:style-name="T691">});</text:span></text:p>
      <text:p text:style-name="P692"/>
      <text:p text:style-name="P693"><text:span text:style-name="T694">Create custom fromEvent function:</text:span></text:p>
      <text:p text:style-name="P695"/>
      <text:p text:style-name="P696"><text:span text:style-name="T697">function fromEvent(target, eventName) {</text:span></text:p>
      <text:p text:style-name="P698"><text:span text:style-name="T699"><text:s text:c="2"/></text:span><text:span text:style-name="T700">return new Observable((observer) =&gt; {</text:span></text:p>
      <text:p text:style-name="P701"><text:span text:style-name="T702"><text:s text:c="4"/>const handler = (e) =&gt; observer.next(e);</text:span></text:p>
      <text:p text:style-name="P703"><text:span text:style-name="T704"><text:s/></text:span></text:p>
      <text:p text:style-name="P705"><text:span text:style-name="T706"><text:s text:c="4"/>// Add the event handler to the target</text:span></text:p>
      <text:p text:style-name="P707"><text:span text:style-name="T708"><text:s text:c="4"/>target.addEventListener(eventName, handler);</text:span></text:p>
      <text:p text:style-name="P709"><text:span text:style-name="T710"><text:s/></text:span></text:p>
      <text:p text:style-name="P711"><text:span text:style-name="T712"><text:s text:c="4"/>return () =&gt; {</text:span></text:p>
      <text:p text:style-name="P713"><text:span text:style-name="T714"><text:s text:c="6"/>// Detach the event handler from the target</text:span></text:p>
      <text:p text:style-name="P715"><text:span text:style-name="T716"><text:s text:c="6"/>ta</text:span><text:span text:style-name="T717">rget.removeEventListener(eventName, handler);</text:span></text:p>
      <text:p text:style-name="P718"><text:span text:style-name="T719"><text:s text:c="4"/>};</text:span></text:p>
      <text:p text:style-name="P720"><text:span text:style-name="T721"><text:s text:c="2"/>});</text:span></text:p>
      <text:p text:style-name="P722"><text:span text:style-name="T723">}</text:span></text:p>
      <text:p text:style-name="P724"/>
      <text:p text:style-name="P725"><text:span text:style-name="T726">Create a delayed sequence:</text:span></text:p>
      <text:p text:style-name="P727"/>
      <text:p text:style-name="P728"><text:span text:style-name="T729">function sequenceSubscriber(observer) {</text:span></text:p>
      <text:p text:style-name="P730"><text:span text:style-name="T731"><text:s text:c="2"/>const seq = [1, 2, 3];</text:span></text:p>
      <text:p text:style-name="P732"><text:span text:style-name="T733"><text:s text:c="2"/>let timeoutId;</text:span></text:p>
      <text:p text:style-name="P734"><text:span text:style-name="T735"><text:s/></text:span></text:p>
      <text:p text:style-name="P736"><text:span text:style-name="T737"><text:s text:c="2"/>// Will run through an array of numbers, emitting one value</text:span></text:p>
      <text:p text:style-name="P738"><text:span text:style-name="T739"><text:s text:c="2"/>// per second<text:s/></text:span><text:span text:style-name="T740">until it gets to the end of the array.</text:span></text:p>
      <text:p text:style-name="P741"><text:span text:style-name="T742"><text:s text:c="2"/>function doSequence(arr, idx) {</text:span></text:p>
      <text:p text:style-name="P743"><text:span text:style-name="T744"><text:s text:c="4"/>timeoutId = setTimeout(() =&gt; {</text:span></text:p>
      <text:p text:style-name="P745"><text:span text:style-name="T746"><text:s text:c="6"/>observer.next(arr[idx]);</text:span></text:p>
      <text:p text:style-name="P747"><text:span text:style-name="T748"><text:s text:c="6"/>if (idx === arr.length - 1) {</text:span></text:p>
      <text:p text:style-name="P749"><text:span text:style-name="T750"><text:s text:c="8"/>observer.complete();</text:span></text:p>
      <text:p text:style-name="P751"><text:span text:style-name="T752"><text:s text:c="6"/>} else {</text:span></text:p>
      <text:p text:style-name="P753"><text:span text:style-name="T754"><text:s text:c="8"/>doSequence(arr, ++idx);</text:span></text:p>
      <text:p text:style-name="P755"><text:span text:style-name="T756"><text:s text:c="5"/></text:span><text:span text:style-name="T757"><text:s/>}</text:span></text:p>
      <text:p text:style-name="P758"><text:span text:style-name="T759"><text:s text:c="4"/>}, 1000);</text:span></text:p>
      <text:p text:style-name="P760"><text:span text:style-name="T761"><text:s text:c="2"/>}</text:span></text:p>
      <text:p text:style-name="P762"><text:span text:style-name="T763"><text:s/></text:span></text:p>
      <text:p text:style-name="P764"><text:span text:style-name="T765"><text:s text:c="2"/>doSequence(seq, 0);</text:span></text:p>
      <text:p text:style-name="P766"><text:span text:style-name="T767"><text:s/></text:span></text:p>
      <text:p text:style-name="P768"><text:span text:style-name="T769"><text:s text:c="2"/>// Unsubscribe should clear the timeout to stop execution</text:span></text:p>
      <text:p text:style-name="P770"><text:span text:style-name="T771"><text:s text:c="2"/>return {unsubscribe() {</text:span></text:p>
      <text:p text:style-name="P772"><text:span text:style-name="T773"><text:s text:c="4"/>clearTimeout(timeoutId);</text:span></text:p>
      <text:p text:style-name="P774"><text:span text:style-name="T775"><text:s text:c="2"/>}};</text:span></text:p>
      <text:p text:style-name="P776"><text:span text:style-name="T777">}</text:span></text:p>
      <text:p text:style-name="P778"/>
      <text:p text:style-name="P779"/>
      <text:p text:style-name="P780"><text:span text:style-name="T781">The RxJS library in Angular:</text:span></text:p>
      <text:p text:style-name="P782"><text:span text:style-name="T783"><text:line-break/></text:span></text:p>
      <text:list text:style-name="LFO2" text:continue-numbering="true">
        <text:list-item>
          <text:p text:style-name="P784"><text:span text:style-name="T785">Converting existing code for async operations into<text:s/></text:span><text:span text:style-name="T786">observables</text:span></text:p>
        </text:list-item>
        <text:list-item>
          <text:p text:style-name="P787"><text:span text:style-name="T788">Iterating through the values in a stream</text:span></text:p>
        </text:list-item>
        <text:list-item>
          <text:p text:style-name="P789"><text:span text:style-name="T790">Mapping values to different types</text:span></text:p>
        </text:list-item>
        <text:list-item>
          <text:p text:style-name="P791"><text:span text:style-name="T792">Filtering streams</text:span></text:p>
        </text:list-item>
        <text:list-item>
          <text:p text:style-name="P793"><text:span text:style-name="T794">Composing multiple streams</text:span></text:p>
        </text:list-item>
      </text:list>
      <text:p text:style-name="P795"><text:span text:style-name="T796"><text:tab/></text:span></text:p>
      <text:p text:style-name="P797"><text:span text:style-name="T798">Observables in Angular (non custom):</text:span></text:p>
      <text:list text:style-name="LFO2" text:continue-numbering="true">
        <text:list-item>
          <text:p text:style-name="P799"><text:span text:style-name="T800">The </text:span><text:a xlink:href="https://angular.io/api/core/EventEmitter" office:target-frame-name="_top" xlink:show="replace"><text:span text:style-name="T801">EventEmitter</text:span></text:a><text:span text:style-name="T802"> class<text:s/></text:span><text:span text:style-name="T803">extends Observable.</text:span></text:p>
        </text:list-item>
        <text:list-item>
          <text:p text:style-name="P804"><text:span text:style-name="T805">The HTTP module uses observables to handle AJAX requests and responses.</text:span></text:p>
        </text:list-item>
        <text:list-item>
          <text:p text:style-name="P806"><text:span text:style-name="T807">The Router and Forms modules use observables to listen for and respond to user-input events.</text:span></text:p>
        </text:list-item>
      </text:list>
      <text:p text:style-name="P808"/>
      <text:p text:style-name="P809"/>
      <text:p text:style-name="P810"><text:span text:style-name="T811">REST Service call in Angular (returns observable):</text:span></text:p>
      <text:p text:style-name="P812"/>
      <text:p text:style-name="P813"><text:span text:style-name="T814">/** SERVICE.TS */</text:span></text:p>
      <text:p text:style-name="P815"><text:span text:style-name="T816">addHero (hero: Hero): Observable&lt;Hero&gt; {</text:span></text:p>
      <text:p text:style-name="P817"><text:span text:style-name="T818"><text:s text:c="2"/>return this.http.post&lt;Hero&gt;(this.heroesUrl, hero, httpOptions)</text:span></text:p>
      <text:p text:style-name="P819"><text:span text:style-name="T820"><text:s text:c="4"/>.pipe(</text:span></text:p>
      <text:p text:style-name="P821"><text:span text:style-name="T822"><text:s text:c="6"/>catchError(this.handleError('addHero', hero))</text:span></text:p>
      <text:p text:style-name="P823"><text:span text:style-name="T824"><text:s text:c="4"/>);</text:span></text:p>
      <text:p text:style-name="P825"><text:span text:style-name="T826">}</text:span></text:p>
      <text:p text:style-name="P827"/>
      <text:p text:style-name="P828"><text:span text:style-name="T829">/*COMPONENT.TS*/</text:span></text:p>
      <text:p text:style-name="P830"><text:span text:style-name="T831">this.heroesService.addHero(newHero)</text:span></text:p>
      <text:p text:style-name="P832"><text:span text:style-name="T833"><text:s text:c="2"/>.subscribe(hero =&gt;<text:s/></text:span><text:span text:style-name="T834">this.heroes.push(hero));</text:span></text:p>
      <text:p text:style-name="P835"/>
      <text:soft-page-break/>
      <text:p text:style-name="P836"><text:span text:style-name="T837">Security: XSRF Protection</text:span><text:span text:style-name="T838"><text:line-break/></text:span></text:p>
      <text:p text:style-name="P839"><text:span text:style-name="T840">by which the attacker can trick an authenticated user into unknowingly executing actions on your website. HttpClient supports a common mechanism used to prevent XSRF attacks. When performing HTTP request</text:span><text:span text:style-name="T841">s, an interceptor reads a token from a cookie, by default XSRF-TOKEN, and sets it as an HTTP header, X-XSRF-TOKEN. Since only code that runs on your domain could read the cookie, the backend can be certain that the HTTP request came from your client applic</text:span><text:span text:style-name="T842">ation and not an attacker.</text:span></text:p>
      <text:p text:style-name="P843"/>
      <text:p text:style-name="P844"><text:span text:style-name="T845">imports: [</text:span></text:p>
      <text:p text:style-name="P846"><text:span text:style-name="T847"><text:s text:c="2"/>HttpClientModule,</text:span></text:p>
      <text:p text:style-name="P848"><text:span text:style-name="T849"><text:s text:c="2"/>HttpClientXsrfModule.withOptions({</text:span></text:p>
      <text:p text:style-name="P850"><text:span text:style-name="T851"><text:s text:c="4"/>cookieName: 'My-Xsrf-Cookie',</text:span></text:p>
      <text:p text:style-name="P852"><text:span text:style-name="T853"><text:s text:c="4"/>headerName: 'My-Xsrf-Header',</text:span></text:p>
      <text:p text:style-name="P854"><text:span text:style-name="T855"><text:s text:c="2"/>}),</text:span></text:p>
      <text:p text:style-name="P856"><text:span text:style-name="T857">],</text:span></text:p>
      <text:p text:style-name="P858"/>
      <text:p text:style-name="P859"><text:span text:style-name="T860">More details and testing examples at: https://angular.io/guide/http</text:span></text:p>
      <text:p text:style-name="P861"/>
      <text:p text:style-name="Standard"><text:span text:style-name="T862">- Angular2:<text:s/></text:span><text:span text:style-name="T863">Unit testing</text:span></text:p>
      <text:p text:style-name="P864"/>
      <text:p text:style-name="Standard"><text:span text:style-name="T865">- Angular 2: Material</text:span></text:p>
      <text:p text:style-name="PreformattedText"><text:span text:style-name="T866">#Angular material installation</text:span></text:p>
      <text:p text:style-name="P867"><text:span text:style-name="T868">npm install --save @angular/material @angular/cdk</text:span><text:span text:style-name="T869"><text:line-break/></text:span><text:span text:style-name="T870">npm install --save @angular/animations</text:span></text:p>
      <text:p text:style-name="P871"><text:span text:style-name="T872">npm install --save hammerjs</text:span></text:p>
      <text:p text:style-name="P873"><text:span text:style-name="T874">main.css: import 'hammerjs';</text:span><text:span text:style-name="T875"><text:line-break/></text:span><text:span text:style-name="T876">styless.css: @import<text:s/></text:span><text:a xlink:href="mailto:~@angular/material/prebuilt-themes/indigo-pink.css" office:target-frame-name="_top" xlink:show="replace"><text:span text:style-name="T877">~@angular/material/prebuilt-themes/indigo-pink.css</text:span></text:a></text:p>
      <text:p text:style-name="P878"><text:span text:style-name="T879">Links:</text:span></text:p>
      <text:p text:style-name="P880"><text:a xlink:href="https://medium.com/@ismapro/first-steps-with-angular-cli-and-angular-material-5a90406e9a4" office:target-frame-name="_top" xlink:show="replace"><text:span text:style-name="T881">https://medium.com/@ismapro/first-steps-with-angular-cli-and-angular-material-5a90406e9a4</text:span></text:a></text:p>
      <text:p text:style-name="P882"><text:a xlink:href="https://coursetro.com/posts/code/113/How-to-Build-an-Angular-5-Material-App" office:target-frame-name="_top" xlink:show="replace"><text:span text:style-name="T883">https://coursetro.com/posts/code/113/How-to-Build-an-Angular-5-Material-A</text:span><text:span text:style-name="T884">pp</text:span></text:a></text:p>
      <text:p text:style-name="P885"/>
      <text:p text:style-name="P886"/>
      <text:p text:style-name="Standard"><text:span text:style-name="T887"><text:line-break/></text:span><text:span text:style-name="T888">- Angular 2: Logging</text:span><text:span text:style-name="T889"><text:line-break/></text:span><text:span text:style-name="T890">https://www.codemag.com/article/1711021/Logging-in-Angular-Applications</text:span></text:p>
      <text:p text:style-name="Standard"/>
      <text:p text:style-name="Standard"/>
      <text:p text:style-name="Standard"><text:span text:style-name="T891">- Angular2: Deploys</text:span></text:p>
      <text:p text:style-name="P892"><text:span text:style-name="T893">- Angular 5 and 6: What is new</text:span><text:span text:style-name="T894"><text:line-break/></text:span><text:a xlink:href="https://blog.angular.io/version-6-of-angular-now-available-cc56b0efa7a4" office:target-frame-name="_top" xlink:show="replace"><text:span text:style-name="T895">https://blog.angular.io/version-6-of-angular-now-available-cc56b0efa7a4</text:span></text:a></text:p>
      <text:p text:style-name="P896"/>
      <text:p text:style-name="P897"/>
      <text:soft-page-break/>
      <text:p text:style-name="P898"><text:span text:style-name="T899">Angular and TypeScript -&gt; Adding order to array:</text:span></text:p>
      <text:p text:style-name="P900"/>
      <text:p text:style-name="P901">function myCompare(a, b) {</text:p>
      <text:p text:style-name="P902"><text:s text:c="3"/>if (a.UserDefinedTableResponse.tableName &gt;<text:s/>b.UserDefinedTableResponse.tableName)</text:p>
      <text:p text:style-name="P903"><text:tab/>return 1;</text:p>
      <text:p text:style-name="P904"><text:tab/>if (a.UserDefinedTableResponse.tableName &lt; b.UserDefinedTableResponse.tableName)</text:p>
      <text:p text:style-name="P905"><text:tab/>return -1;</text:p>
      <text:p text:style-name="P906"><text:s text:c="4"/>return 0;</text:p>
      <text:p text:style-name="P907">}</text:p>
      <text:p text:style-name="P908"/>
      <text:p text:style-name="P909">testArr.sort(myCompare);</text:p>
      <text:p text:style-name="P910"/>
      <text:p text:style-name="P911">FORK JOIN example:</text:p>
      <text:p text:style-name="P912"/>
      <text:p text:style-name="P913">getLists(_: number[] = []) {</text:p>
      <text:p text:style-name="P914"><text:s text:c="4"/>const lists$ = this.listService.getLists()</text:p>
      <text:p text:style-name="P915"><text:s text:c="6"/>.pipe(</text:p>
      <text:p text:style-name="P916"><text:s text:c="8"/>mergeMap(</text:p>
      <text:p text:style-name="P917"><text:s text:c="10"/>lists =&gt; {</text:p>
      <text:p text:style-name="P918"><text:s text:c="12"/>const udts = lists.udts;</text:p>
      <text:p text:style-name="P919"><text:s text:c="12"/>const getPanFromList$ = udts.map(udt =&gt; this.listService.getPanFromList(udt.id, this.pan));</text:p>
      <text:p text:style-name="P920"><text:s text:c="12"/>return forkJoin(getPanFromList$, (...results: any[]) =&gt; {</text:p>
      <text:p text:style-name="P921"><text:s text:c="14"/>udts.forEach((udt, i) =&gt; this.processGetPanResponse(results[i], udt));</text:p>
      <text:p text:style-name="P922"><text:s text:c="14"/>return udts;</text:p>
      <text:p text:style-name="P923"><text:s text:c="12"/>});</text:p>
      <text:p text:style-name="P924"><text:s text:c="10"/>}</text:p>
      <text:p text:style-name="P925"><text:s text:c="8"/>)</text:p>
      <text:p text:style-name="P926"><text:s text:c="6"/>);</text:p>
      <text:soft-page-break/>
      <text:p text:style-name="P927"><text:span text:style-name="T928">Login and JWT</text:span></text:p>
      <text:p text:style-name="P929"/>
      <text:p text:style-name="Standard"><text:a xlink:href="http://jasonwatmore.com/post/2017/02/22/mean-with-angular-2-user-registration-and-login-example-tutorial" office:target-frame-name="_top" xlink:show="replace"><text:span text:style-name="T930">http://jasonwatmore.com/post/2017/02/22/mean-with-angular-2-user-registration-and-login-example-tutorial</text:span></text:a></text:p>
      <text:p text:style-name="Standard"><text:a xlink:href="https://blog.angular-university.io/angular-jwt-authentication/" office:target-frame-name="_top" xlink:show="replace"><text:span text:style-name="T931">https://blog.angular-university.io/angular-jwt-authentication/</text:span></text:a></text:p>
      <text:p text:style-name="P932"/>
      <text:p text:style-name="P933"><text:span text:style-name="T934">private</text:span><text:span text:style-name="T935"><text:s/></text:span><text:span text:style-name="T936">login</text:span><text:span text:style-name="T937"><text:s/>(</text:span><text:span text:style-name="T938">username</text:span><text:span text:style-name="T939">:<text:s/></text:span><text:span text:style-name="T940">string</text:span><text:span text:style-name="T941">,<text:s/></text:span><text:span text:style-name="T942">password</text:span><text:span text:style-name="T943">:<text:s/></text:span><text:span text:style-name="T944">string</text:span><text:span text:style-name="T945"><text:s/>) {</text:span></text:p>
      <text:p text:style-name="P946"><text:span text:style-name="T947"><text:s text:c="4"/></text:span><text:span text:style-name="T948">this</text:span><text:span text:style-name="T949">.</text:span><text:span text:style-name="T950">logger</text:span><text:span text:style-name="T951">.</text:span><text:span text:style-name="T952">debug</text:span><text:span text:style-name="T953">(</text:span><text:span text:style-name="T954">'Will try login'</text:span><text:span text:style-name="T955">);</text:span></text:p>
      <text:p text:style-name="P956"><text:span text:style-name="T957"><text:s text:c="4"/></text:span><text:span text:style-name="T958">const</text:span><text:span text:style-name="T959"><text:s/></text:span><text:span text:style-name="T960">request</text:span><text:span text:style-name="T961"><text:s/>=</text:span><text:span text:style-name="T962"><text:s/></text:span><text:span text:style-name="T963">HttpWriteRequest</text:span><text:span text:style-name="T964">.</text:span><text:span text:style-name="T965">create</text:span><text:span text:style-name="T966">(</text:span><text:span text:style-name="T967">'/api/authenticate'</text:span><text:span text:style-name="T968">, {<text:s/></text:span><text:span text:style-name="T969">username</text:span><text:span text:style-name="T970">,<text:s/></text:span><text:span text:style-name="T971">password</text:span><text:span text:style-name="T972"><text:s/>});</text:span></text:p>
      <text:p text:style-name="P973"><text:span text:style-name="T974"><text:s text:c="4"/></text:span><text:span text:style-name="T975">this</text:span><text:span text:style-name="T976">.</text:span><text:span text:style-name="T977">logger</text:span><text:span text:style-name="T978">.</text:span><text:span text:style-name="T979">debug</text:span><text:span text:style-name="T980">(</text:span><text:span text:style-name="T981">'post'</text:span><text:span text:style-name="T982">);</text:span></text:p>
      <text:p text:style-name="P983"><text:span text:style-name="T984"><text:s text:c="4"/></text:span><text:span text:style-name="T985">return</text:span><text:span text:style-name="T986"><text:s/></text:span><text:span text:style-name="T987">this</text:span><text:span text:style-name="T988">.</text:span><text:span text:style-name="T989">http</text:span><text:span text:style-name="T990">.</text:span><text:span text:style-name="T991">post</text:span><text:span text:style-name="T992">(</text:span><text:span text:style-name="T993">request</text:span><text:span text:style-name="T994">)</text:span></text:p>
      <text:p text:style-name="P995"><text:span text:style-name="T996"><text:s text:c="4"/>.</text:span><text:span text:style-name="T997">map</text:span><text:span text:style-name="T998">( (</text:span><text:span text:style-name="T999">user</text:span><text:span text:style-name="T1000">:<text:s/></text:span><text:span text:style-name="T1001">any</text:span><text:span text:style-name="T1002">)<text:s/></text:span><text:span text:style-name="T1003">=&gt;</text:span><text:span text:style-name="T1004"><text:s/>{</text:span></text:p>
      <text:p text:style-name="P1005"><text:span text:style-name="T1006"><text:s text:c="8"/></text:span><text:span text:style-name="T1007">this</text:span><text:span text:style-name="T1008">.</text:span><text:span text:style-name="T1009">logger</text:span><text:span text:style-name="T1010">.</text:span><text:span text:style-name="T1011">debug</text:span><text:span text:style-name="T1012">(</text:span><text:span text:style-name="T1013">'result'</text:span><text:span text:style-name="T1014">);</text:span></text:p>
      <text:p text:style-name="P1015"><text:span text:style-name="T1016"><text:s text:c="8"/></text:span><text:span text:style-name="T1017">// login successful if there's a jwt token in<text:s/></text:span><text:span text:style-name="T1018">the response</text:span></text:p>
      <text:p text:style-name="P1019"><text:span text:style-name="T1020"><text:s text:c="8"/></text:span><text:span text:style-name="T1021">if</text:span><text:span text:style-name="T1022"><text:s/>(</text:span><text:span text:style-name="T1023">user</text:span><text:span text:style-name="T1024"><text:s/>&amp;&amp;<text:s/></text:span><text:span text:style-name="T1025">user</text:span><text:span text:style-name="T1026">.</text:span><text:span text:style-name="T1027">token</text:span><text:span text:style-name="T1028">) {</text:span></text:p>
      <text:p text:style-name="P1029"><text:span text:style-name="T1030"><text:s text:c="12"/></text:span><text:span text:style-name="T1031">this</text:span><text:span text:style-name="T1032">.</text:span><text:span text:style-name="T1033">logger</text:span><text:span text:style-name="T1034">.</text:span><text:span text:style-name="T1035">debug</text:span><text:span text:style-name="T1036">(</text:span><text:span text:style-name="T1037">user</text:span><text:span text:style-name="T1038">);</text:span></text:p>
      <text:p text:style-name="P1039"><text:span text:style-name="T1040"><text:s text:c="12"/></text:span><text:span text:style-name="T1041">this</text:span><text:span text:style-name="T1042">.</text:span><text:span text:style-name="T1043">logger</text:span><text:span text:style-name="T1044">.</text:span><text:span text:style-name="T1045">debug</text:span><text:span text:style-name="T1046">(</text:span><text:span text:style-name="T1047">user</text:span><text:span text:style-name="T1048">.</text:span><text:span text:style-name="T1049">token</text:span><text:span text:style-name="T1050">);</text:span></text:p>
      <text:p text:style-name="P1051"><text:span text:style-name="T1052"><text:s text:c="12"/></text:span><text:span text:style-name="T1053">// store user details and jwt token in local storage to keep user logged in between page refreshes</text:span></text:p>
      <text:p text:style-name="P1054"><text:span text:style-name="T1055"><text:s text:c="12"/></text:span><text:span text:style-name="T1056">localStorage</text:span><text:span text:style-name="T1057">.</text:span><text:span text:style-name="T1058">setItem</text:span><text:span text:style-name="T1059">(</text:span><text:span text:style-name="T1060">'TFC-XSRF-Token'</text:span><text:span text:style-name="T1061">,<text:s/></text:span><text:span text:style-name="T1062">JSON</text:span><text:span text:style-name="T1063">.</text:span><text:span text:style-name="T1064">stringify</text:span><text:span text:style-name="T1065">(</text:span><text:span text:style-name="T1066">user</text:span><text:span text:style-name="T1067">.</text:span><text:span text:style-name="T1068">token</text:span><text:span text:style-name="T1069">));</text:span></text:p>
      <text:p text:style-name="P1070"><text:s text:c="8"/>}</text:p>
      <text:p text:style-name="P1071"/>
      <text:p text:style-name="P1072"><text:span text:style-name="T1073"><text:s text:c="8"/></text:span><text:span text:style-name="T1074">return</text:span><text:span text:style-name="T1075"><text:s/></text:span><text:span text:style-name="T1076">user</text:span><text:span text:style-name="T1077">;</text:span></text:p>
      <text:p text:style-name="P1078"><text:s text:c="4"/>});</text:p>
      <text:p text:style-name="Standard"><text:span text:style-name="T1079"><text:s/></text:span></text:p>
      <text:p text:style-name="P108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onsolas, Menlo, Monaco, 'Lucid" svg:font-family="Consolas, Menlo, Monaco, 'Lucid" style:font-family-generic="system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Courier New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Courier New" style:font-name-complex="Liberation Mono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CódigoHTML" style:display-name="Código HTML" style:family="text" style:parent-style-name="Fonteparág.padrão">
      <style:text-properties style:font-name="Courier New" style:font-name-asian="Times New Roman" style:font-name-complex="Courier New" fo:font-size="10pt" style:font-size-asian="10pt" style:font-size-complex="10pt"/>
    </style:style>
    <style:style style:name="Pré-formataçãoHTML" style:display-name="Pré-formatação HTML" style:family="paragraph" style:parent-style-name="Normal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HTMLPreformattedChar" style:display-name="HTML Preformatted Char" style:family="text" style:parent-style-name="Fonteparág.padrão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iperlinkVisitado" style:display-name="HiperlinkVisitado" style:family="text" style:parent-style-name="Fonteparág.padrão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MençãoPendente" style:display-name="Menção Pendente" style:family="text" style:parent-style-name="Fonteparág.padrão">
      <style:text-properties fo:color="#605E5C" fo:background-color="#E1DFDD"/>
    </style:style>
    <style:style style:name="pln" style:display-name="pln" style:family="text" style:parent-style-name="Fonteparág.padrão"/>
    <style:style style:name="pun" style:display-name="pun" style:family="text" style:parent-style-name="Fonteparág.padrão"/>
    <style:style style:name="str" style:display-name="str" style:family="text" style:parent-style-name="Fonteparág.padrã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Vieira, Victor</meta:initial-creator>
    <dc:creator>Vieira, Victor</dc:creator>
    <meta:creation-date>2018-07-17T13:19:00Z</meta:creation-date>
    <dc:date>2019-01-17T13:16:00Z</dc:date>
    <meta:template xlink:href="Normal.dotm" xlink:type="simple"/>
    <meta:editing-cycles>146</meta:editing-cycles>
    <meta:editing-duration>PT195540S</meta:editing-duration>
    <meta:document-statistic meta:page-count="11" meta:paragraph-count="38" meta:word-count="2896" meta:character-count="19370" meta:row-count="137" meta:non-whitespace-character-count="16512"/>
  </office:meta>
</office:document-meta>
</file>